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o1" style:family="table-column">
      <style:table-column-properties fo:break-before="auto" style:column-width="0.555625cm" style:use-optimal-column-width="true"/>
    </style:style>
    <style:style style:name="co2" style:family="table-column">
      <style:table-column-properties fo:break-before="auto" style:column-width="9.36625cm" style:use-optimal-column-width="true"/>
    </style:style>
    <style:style style:name="co3" style:family="table-column">
      <style:table-column-properties fo:break-before="auto" style:column-width="4.31270833333333cm" style:use-optimal-column-width="true"/>
    </style:style>
    <style:style style:name="co4" style:family="table-column">
      <style:table-column-properties fo:break-before="auto" style:column-width="1.878541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889375cm" style:use-optimal-column-width="true"/>
    </style:style>
    <style:style style:name="co7" style:family="table-column">
      <style:table-column-properties fo:break-before="auto" style:column-width="7.24958333333333cm" style:use-optimal-column-width="true"/>
    </style:style>
    <style:style style:name="co8" style:family="table-column">
      <style:table-column-properties fo:break-before="auto" style:column-width="1.77270833333333cm" style:use-optimal-column-width="true"/>
    </style:style>
    <style:style style:name="co9" style:family="table-column">
      <style:table-column-properties fo:break-before="auto" style:column-width="4.101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6378" table:default-cell-style-name="ce1"/>
        <table:table-row table:style-name="ro1">
          <table:table-cell table:style-name="ce1"/>
          <table:table-cell office:value-type="string" table:style-name="ce1">
            <text:p>TOTAL TRAFFIC - METRIC TONS</text:p>
          </table:table-cell>
          <table:table-cell table:number-columns-repeated="16382" table:style-name="ce1"/>
        </table:table-row>
        <table:table-row table:style-name="ro1">
          <table:table-cell table:style-name="ce1">
            <table:cell-range-source table:name="Connessione1" table:last-column-spanned="4" table:last-row-spanned="63" xlink:href="C:\Users\sabatst\Downloads\data (49)."/>
          </table:table-cell>
          <table:table-cell office:value-type="string" table:style-name="ce1">
            <text:p>(excluding bunkers &amp; supplies and passenger vehicles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ORTS</text:p>
          </table:table-cell>
          <table:table-cell office:value-type="string" table:style-name="ce1">
            <text:p>Nations</text:p>
          </table:table-cell>
          <table:table-cell office:value-type="string" table:style-name="ce1">
            <text:p>TONS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eyhan</text:p>
          </table:table-cell>
          <table:table-cell office:value-type="string" table:style-name="ce1">
            <text:p>Turkey</text:p>
          </table:table-cell>
          <table:table-cell office:value-type="float" office:value="2729161" table:style-name="ce1">
            <text:p>2729161</text:p>
          </table:table-cell>
          <table:table-cell table:style-name="ce1"/>
          <table:table-cell office:value-type="string" table:style-name="ce1">
            <text:p>35.8331,37.0562</text:p>
          </table:table-cell>
          <table:table-cell table:style-name="ce1"/>
          <table:table-cell office:value-type="string" office:string-value="{'type': 'Feature', 'properties': {'name':'Ceyhan','quantity':2729161}, 'geometry': { 'type': 'Point', 'coordinates': [35.8331,37.0562] }}" table:formula="of:=CONCATENATE(&quot;{'type': 'Feature', 'properties': {'name':'&quot;;[.B4];&quot;','quantity':&quot;;[.D4];&quot;}, 'geometry': { 'type': 'Point', 'coordinates': [&quot;;[.F4];&quot;] }}&quot;)" table:style-name="ce1">
            <text:p>{'type': 'Feature', 'properties': {'name':'Ceyhan','quantity':2729161}, 'geometry': { 'type': 'Point', 'coordinates': [35.8331,37.0562] }}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aranto</text:p>
          </table:table-cell>
          <table:table-cell office:value-type="string" table:style-name="ce1">
            <text:p>Italy</text:p>
          </table:table-cell>
          <table:table-cell office:value-type="float" office:value="2265449" table:style-name="ce1">
            <text:p>2265449</text:p>
          </table:table-cell>
          <table:table-cell table:style-name="ce1"/>
          <table:table-cell office:value-type="string" table:style-name="ce1">
            <text:p>17.2997,40.4618</text:p>
          </table:table-cell>
          <table:table-cell table:style-name="ce1"/>
          <table:table-cell office:value-type="string" office:string-value="{'type': 'Feature', 'properties': {'name':'Taranto','quantity':2265449}, 'geometry': { 'type': 'Point', 'coordinates': [17.2997,40.4618] }}" table:formula="of:=CONCATENATE(&quot;{'type': 'Feature', 'properties': {'name':'&quot;;[.B5];&quot;','quantity':&quot;;[.D5];&quot;}, 'geometry': { 'type': 'Point', 'coordinates': [&quot;;[.F5];&quot;] }}&quot;)" table:style-name="ce1">
            <text:p>{'type': 'Feature', 'properties': {'name':'Taranto','quantity':2265449}, 'geometry': { 'type': 'Point', 'coordinates': [17.2997,40.4618] }}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berdeen</text:p>
          </table:table-cell>
          <table:table-cell office:value-type="string" table:style-name="ce1">
            <text:p>Scotland</text:p>
          </table:table-cell>
          <table:table-cell office:value-type="float" office:value="2044106" table:style-name="ce1">
            <text:p>2044106</text:p>
          </table:table-cell>
          <table:table-cell table:style-name="ce1"/>
          <table:table-cell office:value-type="string" table:style-name="ce1">
            <text:p>-2.0913745,57.1452452</text:p>
          </table:table-cell>
          <table:table-cell table:style-name="ce1"/>
          <table:table-cell office:value-type="string" office:string-value="{'type': 'Feature', 'properties': {'name':'Aberdeen','quantity':2044106}, 'geometry': { 'type': 'Point', 'coordinates': [-2.0913745,57.1452452] }}" table:formula="of:=CONCATENATE(&quot;{'type': 'Feature', 'properties': {'name':'&quot;;[.B6];&quot;','quantity':&quot;;[.D6];&quot;}, 'geometry': { 'type': 'Point', 'coordinates': [&quot;;[.F6];&quot;] }}&quot;)" table:style-name="ce1">
            <text:p>{'type': 'Feature', 'properties': {'name':'Aberdeen','quantity':2044106}, 'geometry': { 'type': 'Point', 'coordinates': [-2.0913745,57.1452452] }}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ovorossisk</text:p>
          </table:table-cell>
          <table:table-cell office:value-type="string" table:style-name="ce1">
            <text:p>Russia</text:p>
          </table:table-cell>
          <table:table-cell office:value-type="float" office:value="1833746" table:style-name="ce1">
            <text:p>1833746</text:p>
          </table:table-cell>
          <table:table-cell table:style-name="ce1"/>
          <table:table-cell office:value-type="string" table:style-name="ce1">
            <text:p>37.7874,44.7108</text:p>
          </table:table-cell>
          <table:table-cell table:style-name="ce1"/>
          <table:table-cell office:value-type="string" office:string-value="{'type': 'Feature', 'properties': {'name':'Novorossisk','quantity':1833746}, 'geometry': { 'type': 'Point', 'coordinates': [37.7874,44.7108] }}" table:formula="of:=CONCATENATE(&quot;{'type': 'Feature', 'properties': {'name':'&quot;;[.B7];&quot;','quantity':&quot;;[.D7];&quot;}, 'geometry': { 'type': 'Point', 'coordinates': [&quot;;[.F7];&quot;] }}&quot;)" table:style-name="ce1">
            <text:p>{'type': 'Feature', 'properties': {'name':'Novorossisk','quantity':1833746}, 'geometry': { 'type': 'Point', 'coordinates': [37.7874,44.7108] }}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Italy</text:p>
          </table:table-cell>
          <table:table-cell office:value-type="float" office:value="1487159" table:style-name="ce1">
            <text:p>1487159</text:p>
          </table:table-cell>
          <table:table-cell table:style-name="ce1"/>
          <table:table-cell office:value-type="string" table:style-name="ce1">
            <text:p>9.0960,39.2204</text:p>
          </table:table-cell>
          <table:table-cell table:style-name="ce1"/>
          <table:table-cell office:value-type="string" office:string-value="{'type': 'Feature', 'properties': {'name':'Cagliari','quantity':1487159}, 'geometry': { 'type': 'Point', 'coordinates': [9.0960,39.2204] }}" table:formula="of:=CONCATENATE(&quot;{'type': 'Feature', 'properties': {'name':'&quot;;[.B8];&quot;','quantity':&quot;;[.D8];&quot;}, 'geometry': { 'type': 'Point', 'coordinates': [&quot;;[.F8];&quot;] }}&quot;)" table:style-name="ce1">
            <text:p>{'type': 'Feature', 'properties': {'name':'Cagliari','quantity':1487159}, 'geometry': { 'type': 'Point', 'coordinates': [9.0960,39.2204] }}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orto Torres</text:p>
          </table:table-cell>
          <table:table-cell office:value-type="string" table:style-name="ce1">
            <text:p>Italy</text:p>
          </table:table-cell>
          <table:table-cell office:value-type="float" office:value="1334059" table:style-name="ce1">
            <text:p>1334059</text:p>
          </table:table-cell>
          <table:table-cell table:style-name="ce1"/>
          <table:table-cell office:value-type="string" table:style-name="ce1">
            <text:p>8.3338,40.9513</text:p>
          </table:table-cell>
          <table:table-cell table:style-name="ce1"/>
          <table:table-cell office:value-type="string" office:string-value="{'type': 'Feature', 'properties': {'name':'Porto Torres','quantity':1334059}, 'geometry': { 'type': 'Point', 'coordinates': [8.3338,40.9513] }}" table:formula="of:=CONCATENATE(&quot;{'type': 'Feature', 'properties': {'name':'&quot;;[.B9];&quot;','quantity':&quot;;[.D9];&quot;}, 'geometry': { 'type': 'Point', 'coordinates': [&quot;;[.F9];&quot;] }}&quot;)" table:style-name="ce1">
            <text:p>{'type': 'Feature', 'properties': {'name':'Porto Torres','quantity':1334059}, 'geometry': { 'type': 'Point', 'coordinates': [8.3338,40.9513] }}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Italy</text:p>
          </table:table-cell>
          <table:table-cell office:value-type="float" office:value="1144645" table:style-name="ce1">
            <text:p>1144645</text:p>
          </table:table-cell>
          <table:table-cell table:style-name="ce1"/>
          <table:table-cell office:value-type="string" table:style-name="ce1">
            <text:p>13.3473,38.1373</text:p>
          </table:table-cell>
          <table:table-cell table:style-name="ce1"/>
          <table:table-cell office:value-type="string" office:string-value="{'type': 'Feature', 'properties': {'name':'Palermo','quantity':1144645}, 'geometry': { 'type': 'Point', 'coordinates': [13.3473,38.1373] }}" table:formula="of:=CONCATENATE(&quot;{'type': 'Feature', 'properties': {'name':'&quot;;[.B10];&quot;','quantity':&quot;;[.D10];&quot;}, 'geometry': { 'type': 'Point', 'coordinates': [&quot;;[.F10];&quot;] }}&quot;)" table:style-name="ce1">
            <text:p>{'type': 'Feature', 'properties': {'name':'Palermo','quantity':1144645}, 'geometry': { 'type': 'Point', 'coordinates': [13.3473,38.1373] }}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unisia</text:p>
          </table:table-cell>
          <table:table-cell office:value-type="float" office:value="1077472" table:style-name="ce1">
            <text:p>1077472</text:p>
          </table:table-cell>
          <table:table-cell table:style-name="ce1"/>
          <table:table-cell office:value-type="string" table:style-name="ce1">
            <text:p>10.18479,36.80011</text:p>
          </table:table-cell>
          <table:table-cell table:style-name="ce1"/>
          <table:table-cell office:value-type="string" office:string-value="{'type': 'Feature', 'properties': {'name':'Tunis','quantity':1077472}, 'geometry': { 'type': 'Point', 'coordinates': [10.18479,36.80011] }}" table:formula="of:=CONCATENATE(&quot;{'type': 'Feature', 'properties': {'name':'&quot;;[.B11];&quot;','quantity':&quot;;[.D11];&quot;}, 'geometry': { 'type': 'Point', 'coordinates': [&quot;;[.F11];&quot;] }}&quot;)" table:style-name="ce1">
            <text:p>{'type': 'Feature', 'properties': {'name':'Tunis','quantity':1077472}, 'geometry': { 'type': 'Point', 'coordinates': [10.18479,36.80011] }}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ingapore</text:p>
          </table:table-cell>
          <table:table-cell office:value-type="string" table:style-name="ce1">
            <text:p>Singapore</text:p>
          </table:table-cell>
          <table:table-cell office:value-type="float" office:value="1000662" table:style-name="ce1">
            <text:p>1000662</text:p>
          </table:table-cell>
          <table:table-cell table:style-name="ce1"/>
          <table:table-cell office:value-type="string" table:style-name="ce1">
            <text:p>103.85283,1.29063</text:p>
          </table:table-cell>
          <table:table-cell table:style-name="ce1"/>
          <table:table-cell office:value-type="string" office:string-value="{'type': 'Feature', 'properties': {'name':'Singapore','quantity':1000662}, 'geometry': { 'type': 'Point', 'coordinates': [103.85283,1.29063] }}" table:formula="of:=CONCATENATE(&quot;{'type': 'Feature', 'properties': {'name':'&quot;;[.B12];&quot;','quantity':&quot;;[.D12];&quot;}, 'geometry': { 'type': 'Point', 'coordinates': [&quot;;[.F12];&quot;] }}&quot;)" table:style-name="ce1">
            <text:p>{'type': 'Feature', 'properties': {'name':'Singapore','quantity':1000662}, 'geometry': { 'type': 'Point', 'coordinates': [103.85283,1.29063] }}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hanghai</text:p>
          </table:table-cell>
          <table:table-cell office:value-type="string" table:style-name="ce1">
            <text:p>China</text:p>
          </table:table-cell>
          <table:table-cell office:value-type="float" office:value="982521" table:style-name="ce1">
            <text:p>982521</text:p>
          </table:table-cell>
          <table:table-cell table:style-name="ce1"/>
          <table:table-cell office:value-type="string" table:style-name="ce1">
            <text:p>121.4915,31.2246</text:p>
          </table:table-cell>
          <table:table-cell table:style-name="ce1"/>
          <table:table-cell office:value-type="string" office:string-value="{'type': 'Feature', 'properties': {'name':'Shanghai','quantity':982521}, 'geometry': { 'type': 'Point', 'coordinates': [121.4915,31.2246] }}" table:formula="of:=CONCATENATE(&quot;{'type': 'Feature', 'properties': {'name':'&quot;;[.B13];&quot;','quantity':&quot;;[.D13];&quot;}, 'geometry': { 'type': 'Point', 'coordinates': [&quot;;[.F13];&quot;] }}&quot;)" table:style-name="ce1">
            <text:p>{'type': 'Feature', 'properties': {'name':'Shanghai','quantity':982521}, 'geometry': { 'type': 'Point', 'coordinates': [121.4915,31.2246] }}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atania</text:p>
          </table:table-cell>
          <table:table-cell office:value-type="string" table:style-name="ce1">
            <text:p>Italy</text:p>
          </table:table-cell>
          <table:table-cell office:value-type="float" office:value="845593" table:style-name="ce1">
            <text:p>845593</text:p>
          </table:table-cell>
          <table:table-cell table:style-name="ce1"/>
          <table:table-cell office:value-type="string" table:style-name="ce1">
            <text:p>15.0306,37.4603</text:p>
          </table:table-cell>
          <table:table-cell table:style-name="ce1"/>
          <table:table-cell office:value-type="string" office:string-value="{'type': 'Feature', 'properties': {'name':'Catania','quantity':845593}, 'geometry': { 'type': 'Point', 'coordinates': [15.0306,37.4603] }}" table:formula="of:=CONCATENATE(&quot;{'type': 'Feature', 'properties': {'name':'&quot;;[.B14];&quot;','quantity':&quot;;[.D14];&quot;}, 'geometry': { 'type': 'Point', 'coordinates': [&quot;;[.F14];&quot;] }}&quot;)" table:style-name="ce1">
            <text:p>{'type': 'Feature', 'properties': {'name':'Catania','quantity':845593}, 'geometry': { 'type': 'Point', 'coordinates': [15.0306,37.4603] }}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Spain</text:p>
          </table:table-cell>
          <table:table-cell office:value-type="float" office:value="803687" table:style-name="ce1">
            <text:p>803687</text:p>
          </table:table-cell>
          <table:table-cell table:style-name="ce1"/>
          <table:table-cell office:value-type="string" table:style-name="ce1">
            <text:p>2.1889,41.3996</text:p>
          </table:table-cell>
          <table:table-cell table:style-name="ce1"/>
          <table:table-cell office:value-type="string" office:string-value="{'type': 'Feature', 'properties': {'name':'Barcelona','quantity':803687}, 'geometry': { 'type': 'Point', 'coordinates': [2.1889,41.3996] }}" table:formula="of:=CONCATENATE(&quot;{'type': 'Feature', 'properties': {'name':'&quot;;[.B15];&quot;','quantity':&quot;;[.D15];&quot;}, 'geometry': { 'type': 'Point', 'coordinates': [&quot;;[.F15];&quot;] }}&quot;)" table:style-name="ce1">
            <text:p>{'type': 'Feature', 'properties': {'name':'Barcelona','quantity':803687}, 'geometry': { 'type': 'Point', 'coordinates': [2.1889,41.3996] }}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elitah</text:p>
          </table:table-cell>
          <table:table-cell office:value-type="string" table:style-name="ce1">
            <text:p>Libya</text:p>
          </table:table-cell>
          <table:table-cell office:value-type="float" office:value="720480" table:style-name="ce1">
            <text:p>720480</text:p>
          </table:table-cell>
          <table:table-cell table:style-name="ce1"/>
          <table:table-cell office:value-type="string" table:style-name="ce1">
            <text:p>12.230272,32.863944</text:p>
          </table:table-cell>
          <table:table-cell table:style-name="ce1"/>
          <table:table-cell office:value-type="string" office:string-value="{'type': 'Feature', 'properties': {'name':'Melitah','quantity':720480}, 'geometry': { 'type': 'Point', 'coordinates': [12.230272,32.863944] }}" table:formula="of:=CONCATENATE(&quot;{'type': 'Feature', 'properties': {'name':'&quot;;[.B16];&quot;','quantity':&quot;;[.D16];&quot;}, 'geometry': { 'type': 'Point', 'coordinates': [&quot;;[.F16];&quot;] }}&quot;)" table:style-name="ce1">
            <text:p>{'type': 'Feature', 'properties': {'name':'Melitah','quantity':720480}, 'geometry': { 'type': 'Point', 'coordinates': [12.230272,32.863944] }}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Zawia Terminal</text:p>
          </table:table-cell>
          <table:table-cell office:value-type="string" table:style-name="ce1">
            <text:p>Libya</text:p>
          </table:table-cell>
          <table:table-cell office:value-type="float" office:value="696180" table:style-name="ce1">
            <text:p>696180</text:p>
          </table:table-cell>
          <table:table-cell table:style-name="ce1"/>
          <table:table-cell office:value-type="string" table:style-name="ce1">
            <text:p>12.7224,32.7706</text:p>
          </table:table-cell>
          <table:table-cell table:style-name="ce1"/>
          <table:table-cell office:value-type="string" office:string-value="{'type': 'Feature', 'properties': {'name':'Zawia Terminal','quantity':696180}, 'geometry': { 'type': 'Point', 'coordinates': [12.7224,32.7706] }}" table:formula="of:=CONCATENATE(&quot;{'type': 'Feature', 'properties': {'name':'&quot;;[.B17];&quot;','quantity':&quot;;[.D17];&quot;}, 'geometry': { 'type': 'Point', 'coordinates': [&quot;;[.F17];&quot;] }}&quot;)" table:style-name="ce1">
            <text:p>{'type': 'Feature', 'properties': {'name':'Zawia Terminal','quantity':696180}, 'geometry': { 'type': 'Point', 'coordinates': [12.7224,32.7706] }}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bidjan</text:p>
          </table:table-cell>
          <table:table-cell office:value-type="string" table:style-name="ce1">
            <text:p>Ivory Coast</text:p>
          </table:table-cell>
          <table:table-cell office:value-type="float" office:value="674152" table:style-name="ce1">
            <text:p>674152</text:p>
          </table:table-cell>
          <table:table-cell table:style-name="ce1"/>
          <table:table-cell office:value-type="string" table:style-name="ce1">
            <text:p>9.76998734,1.87000083</text:p>
          </table:table-cell>
          <table:table-cell table:style-name="ce1"/>
          <table:table-cell office:value-type="string" office:string-value="{'type': 'Feature', 'properties': {'name':'Abidjan','quantity':674152}, 'geometry': { 'type': 'Point', 'coordinates': [9.76998734,1.87000083] }}" table:formula="of:=CONCATENATE(&quot;{'type': 'Feature', 'properties': {'name':'&quot;;[.B18];&quot;','quantity':&quot;;[.D18];&quot;}, 'geometry': { 'type': 'Point', 'coordinates': [&quot;;[.F18];&quot;] }}&quot;)" table:style-name="ce1">
            <text:p>{'type': 'Feature', 'properties': {'name':'Abidjan','quantity':674152}, 'geometry': { 'type': 'Point', 'coordinates': [9.76998734,1.87000083] }}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China</text:p>
          </table:table-cell>
          <table:table-cell office:value-type="float" office:value="644048" table:style-name="ce1">
            <text:p>644048</text:p>
          </table:table-cell>
          <table:table-cell table:style-name="ce1"/>
          <table:table-cell office:value-type="string" table:style-name="ce1">
            <text:p>114.1229,22.3434</text:p>
          </table:table-cell>
          <table:table-cell table:style-name="ce1"/>
          <table:table-cell office:value-type="string" office:string-value="{'type': 'Feature', 'properties': {'name':'Hong Kong','quantity':644048}, 'geometry': { 'type': 'Point', 'coordinates': [114.1229,22.3434] }}" table:formula="of:=CONCATENATE(&quot;{'type': 'Feature', 'properties': {'name':'&quot;;[.B19];&quot;','quantity':&quot;;[.D19];&quot;}, 'geometry': { 'type': 'Point', 'coordinates': [&quot;;[.F19];&quot;] }}&quot;)" table:style-name="ce1">
            <text:p>{'type': 'Feature', 'properties': {'name':'Hong Kong','quantity':644048}, 'geometry': { 'type': 'Point', 'coordinates': [114.1229,22.3434] }}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Odessa</text:p>
          </table:table-cell>
          <table:table-cell office:value-type="string" table:style-name="ce1">
            <text:p>Ukraine</text:p>
          </table:table-cell>
          <table:table-cell office:value-type="float" office:value="643943" table:style-name="ce1">
            <text:p>643943</text:p>
          </table:table-cell>
          <table:table-cell table:style-name="ce1"/>
          <table:table-cell office:value-type="string" table:style-name="ce1">
            <text:p>30.7296333,46.4713468</text:p>
          </table:table-cell>
          <table:table-cell table:style-name="ce1"/>
          <table:table-cell office:value-type="string" office:string-value="{'type': 'Feature', 'properties': {'name':'Odessa','quantity':643943}, 'geometry': { 'type': 'Point', 'coordinates': [30.7296333,46.4713468] }}" table:formula="of:=CONCATENATE(&quot;{'type': 'Feature', 'properties': {'name':'&quot;;[.B20];&quot;','quantity':&quot;;[.D20];&quot;}, 'geometry': { 'type': 'Point', 'coordinates': [&quot;;[.F20];&quot;] }}&quot;)" table:style-name="ce1">
            <text:p>{'type': 'Feature', 'properties': {'name':'Odessa','quantity':643943}, 'geometry': { 'type': 'Point', 'coordinates': [30.7296333,46.4713468] }}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United States of America</text:p>
          </table:table-cell>
          <table:table-cell office:value-type="float" office:value="625643" table:style-name="ce1">
            <text:p>625643</text:p>
          </table:table-cell>
          <table:table-cell table:style-name="ce1"/>
          <table:table-cell office:value-type="string" table:style-name="ce1">
            <text:p>-73.9796,40.6979</text:p>
          </table:table-cell>
          <table:table-cell table:style-name="ce1"/>
          <table:table-cell office:value-type="string" office:string-value="{'type': 'Feature', 'properties': {'name':'New York','quantity':625643}, 'geometry': { 'type': 'Point', 'coordinates': [-73.9796,40.6979] }}" table:formula="of:=CONCATENATE(&quot;{'type': 'Feature', 'properties': {'name':'&quot;;[.B21];&quot;','quantity':&quot;;[.D21];&quot;}, 'geometry': { 'type': 'Point', 'coordinates': [&quot;;[.F21];&quot;] }}&quot;)" table:style-name="ce1">
            <text:p>{'type': 'Feature', 'properties': {'name':'New York','quantity':625643}, 'geometry': { 'type': 'Point', 'coordinates': [-73.9796,40.6979] }}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oudi Terminal</text:p>
          </table:table-cell>
          <table:table-cell office:value-type="string" table:style-name="ce1">
            <text:p>Cameroon</text:p>
          </table:table-cell>
          <table:table-cell office:value-type="float" office:value="605629" table:style-name="ce1">
            <text:p>605629</text:p>
          </table:table-cell>
          <table:table-cell table:style-name="ce1"/>
          <table:table-cell office:value-type="string" table:style-name="ce1">
            <text:p>4.3611,8.4488</text:p>
          </table:table-cell>
          <table:table-cell table:style-name="ce1"/>
          <table:table-cell office:value-type="string" office:string-value="{'type': 'Feature', 'properties': {'name':'Moudi Terminal','quantity':605629}, 'geometry': { 'type': 'Point', 'coordinates': [4.3611,8.4488] }}" table:formula="of:=CONCATENATE(&quot;{'type': 'Feature', 'properties': {'name':'&quot;;[.B22];&quot;','quantity':&quot;;[.D22];&quot;}, 'geometry': { 'type': 'Point', 'coordinates': [&quot;;[.F22];&quot;] }}&quot;)" table:style-name="ce1">
            <text:p>{'type': 'Feature', 'properties': {'name':'Moudi Terminal','quantity':605629}, 'geometry': { 'type': 'Point', 'coordinates': [4.3611,8.4488] }}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alta</text:p>
          </table:table-cell>
          <table:table-cell office:value-type="float" office:value="583840" table:style-name="ce1">
            <text:p>583840</text:p>
          </table:table-cell>
          <table:table-cell table:style-name="ce1"/>
          <table:table-cell office:value-type="string" table:style-name="ce1">
            <text:p>14.5244,35.9180</text:p>
          </table:table-cell>
          <table:table-cell table:style-name="ce1"/>
          <table:table-cell office:value-type="string" office:string-value="{'type': 'Feature', 'properties': {'name':'Malta','quantity':583840}, 'geometry': { 'type': 'Point', 'coordinates': [14.5244,35.9180] }}" table:formula="of:=CONCATENATE(&quot;{'type': 'Feature', 'properties': {'name':'&quot;;[.B23];&quot;','quantity':&quot;;[.D23];&quot;}, 'geometry': { 'type': 'Point', 'coordinates': [&quot;;[.F23];&quot;] }}&quot;)" table:style-name="ce1">
            <text:p>{'type': 'Feature', 'properties': {'name':'Malta','quantity':583840}, 'geometry': { 'type': 'Point', 'coordinates': [14.5244,35.9180] }}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bu Kammash</text:p>
          </table:table-cell>
          <table:table-cell office:value-type="string" table:style-name="ce1">
            <text:p>Libya</text:p>
          </table:table-cell>
          <table:table-cell office:value-type="float" office:value="578301" table:style-name="ce1">
            <text:p>578301</text:p>
          </table:table-cell>
          <table:table-cell table:style-name="ce1"/>
          <table:table-cell office:value-type="string" table:style-name="ce1">
            <text:p>11.7363481,33.073808</text:p>
          </table:table-cell>
          <table:table-cell table:style-name="ce1"/>
          <table:table-cell office:value-type="string" office:string-value="{'type': 'Feature', 'properties': {'name':'Abu Kammash','quantity':578301}, 'geometry': { 'type': 'Point', 'coordinates': [11.7363481,33.073808] }}" table:formula="of:=CONCATENATE(&quot;{'type': 'Feature', 'properties': {'name':'&quot;;[.B24];&quot;','quantity':&quot;;[.D24];&quot;}, 'geometry': { 'type': 'Point', 'coordinates': [&quot;;[.F24];&quot;] }}&quot;)" table:style-name="ce1">
            <text:p>{'type': 'Feature', 'properties': {'name':'Abu Kammash','quantity':578301}, 'geometry': { 'type': 'Point', 'coordinates': [11.7363481,33.073808] }}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Termini Imerese</text:p>
          </table:table-cell>
          <table:table-cell office:value-type="string" table:style-name="ce1">
            <text:p>Italy</text:p>
          </table:table-cell>
          <table:table-cell office:value-type="float" office:value="552766" table:style-name="ce1">
            <text:p>552766</text:p>
          </table:table-cell>
          <table:table-cell table:style-name="ce1"/>
          <table:table-cell office:value-type="string" table:style-name="ce1">
            <text:p>37.9872,13.7101</text:p>
          </table:table-cell>
          <table:table-cell table:style-name="ce1"/>
          <table:table-cell office:value-type="string" office:string-value="{'type': 'Feature', 'properties': {'name':'Termini Imerese','quantity':552766}, 'geometry': { 'type': 'Point', 'coordinates': [37.9872,13.7101] }}" table:formula="of:=CONCATENATE(&quot;{'type': 'Feature', 'properties': {'name':'&quot;;[.B25];&quot;','quantity':&quot;;[.D25];&quot;}, 'geometry': { 'type': 'Point', 'coordinates': [&quot;;[.F25];&quot;] }}&quot;)" table:style-name="ce1">
            <text:p>{'type': 'Feature', 'properties': {'name':'Termini Imerese','quantity':552766}, 'geometry': { 'type': 'Point', 'coordinates': [37.9872,13.7101] }}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Ras Lanuf</text:p>
          </table:table-cell>
          <table:table-cell office:value-type="string" table:style-name="ce1">
            <text:p>Libya</text:p>
          </table:table-cell>
          <table:table-cell office:value-type="float" office:value="527086" table:style-name="ce1">
            <text:p>527086</text:p>
          </table:table-cell>
          <table:table-cell table:style-name="ce1"/>
          <table:table-cell office:value-type="string" table:style-name="ce1">
            <text:p>18.41732,30.58686</text:p>
          </table:table-cell>
          <table:table-cell table:style-name="ce1"/>
          <table:table-cell office:value-type="string" office:string-value="{'type': 'Feature', 'properties': {'name':'Ras Lanuf','quantity':527086}, 'geometry': { 'type': 'Point', 'coordinates': [18.41732,30.58686] }}" table:formula="of:=CONCATENATE(&quot;{'type': 'Feature', 'properties': {'name':'&quot;;[.B26];&quot;','quantity':&quot;;[.D26];&quot;}, 'geometry': { 'type': 'Point', 'coordinates': [&quot;;[.F26];&quot;] }}&quot;)" table:style-name="ce1">
            <text:p>{'type': 'Feature', 'properties': {'name':'Ras Lanuf','quantity':527086}, 'geometry': { 'type': 'Point', 'coordinates': [18.41732,30.58686] }}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lexandria</text:p>
          </table:table-cell>
          <table:table-cell office:value-type="string" table:style-name="ce1">
            <text:p>Egypt</text:p>
          </table:table-cell>
          <table:table-cell office:value-type="float" office:value="506234" table:style-name="ce1">
            <text:p>506234</text:p>
          </table:table-cell>
          <table:table-cell table:style-name="ce1"/>
          <table:table-cell office:value-type="string" table:style-name="ce1">
            <text:p>29.8944,31.1990</text:p>
          </table:table-cell>
          <table:table-cell table:style-name="ce1"/>
          <table:table-cell office:value-type="string" office:string-value="{'type': 'Feature', 'properties': {'name':'Alexandria','quantity':506234}, 'geometry': { 'type': 'Point', 'coordinates': [29.8944,31.1990] }}" table:formula="of:=CONCATENATE(&quot;{'type': 'Feature', 'properties': {'name':'&quot;;[.B27];&quot;','quantity':&quot;;[.D27];&quot;}, 'geometry': { 'type': 'Point', 'coordinates': [&quot;;[.F27];&quot;] }}&quot;)" table:style-name="ce1">
            <text:p>{'type': 'Feature', 'properties': {'name':'Alexandria','quantity':506234}, 'geometry': { 'type': 'Point', 'coordinates': [29.8944,31.1990] }}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Livorno</text:p>
          </table:table-cell>
          <table:table-cell office:value-type="string" table:style-name="ce1">
            <text:p>Italy</text:p>
          </table:table-cell>
          <table:table-cell office:value-type="float" office:value="501108" table:style-name="ce1">
            <text:p>501108</text:p>
          </table:table-cell>
          <table:table-cell table:style-name="ce1"/>
          <table:table-cell office:value-type="string" table:style-name="ce1">
            <text:p>10.3073,43.5457</text:p>
          </table:table-cell>
          <table:table-cell table:style-name="ce1"/>
          <table:table-cell office:value-type="string" office:string-value="{'type': 'Feature', 'properties': {'name':'Livorno','quantity':501108}, 'geometry': { 'type': 'Point', 'coordinates': [10.3073,43.5457] }}" table:formula="of:=CONCATENATE(&quot;{'type': 'Feature', 'properties': {'name':'&quot;;[.B28];&quot;','quantity':&quot;;[.D28];&quot;}, 'geometry': { 'type': 'Point', 'coordinates': [&quot;;[.F28];&quot;] }}&quot;)" table:style-name="ce1">
            <text:p>{'type': 'Feature', 'properties': {'name':'Livorno','quantity':501108}, 'geometry': { 'type': 'Point', 'coordinates': [10.3073,43.5457] }}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Sidi Kerir Terminal</text:p>
          </table:table-cell>
          <table:table-cell office:value-type="string" table:style-name="ce1">
            <text:p>Egypt</text:p>
          </table:table-cell>
          <table:table-cell office:value-type="float" office:value="409760" table:style-name="ce1">
            <text:p>409760</text:p>
          </table:table-cell>
          <table:table-cell table:style-name="ce1"/>
          <table:table-cell office:value-type="string" table:style-name="ce1">
            <text:p>29.6734,31.0516</text:p>
          </table:table-cell>
          <table:table-cell table:style-name="ce1"/>
          <table:table-cell office:value-type="string" office:string-value="{'type': 'Feature', 'properties': {'name':'Sidi Kerir Terminal','quantity':409760}, 'geometry': { 'type': 'Point', 'coordinates': [29.6734,31.0516] }}" table:formula="of:=CONCATENATE(&quot;{'type': 'Feature', 'properties': {'name':'&quot;;[.B29];&quot;','quantity':&quot;;[.D29];&quot;}, 'geometry': { 'type': 'Point', 'coordinates': [&quot;;[.F29];&quot;] }}&quot;)" table:style-name="ce1">
            <text:p>{'type': 'Feature', 'properties': {'name':'Sidi Kerir Terminal','quantity':409760}, 'geometry': { 'type': 'Point', 'coordinates': [29.6734,31.0516] }}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Tuapse</text:p>
          </table:table-cell>
          <table:table-cell office:value-type="string" table:style-name="ce1">
            <text:p>Russia</text:p>
          </table:table-cell>
          <table:table-cell office:value-type="float" office:value="402353" table:style-name="ce1">
            <text:p>402353</text:p>
          </table:table-cell>
          <table:table-cell table:style-name="ce1"/>
          <table:table-cell office:value-type="string" table:style-name="ce1">
            <text:p>39.07206,44.09864</text:p>
          </table:table-cell>
          <table:table-cell table:style-name="ce1"/>
          <table:table-cell office:value-type="string" office:string-value="{'type': 'Feature', 'properties': {'name':'Tuapse','quantity':402353}, 'geometry': { 'type': 'Point', 'coordinates': [39.07206,44.09864] }}" table:formula="of:=CONCATENATE(&quot;{'type': 'Feature', 'properties': {'name':'&quot;;[.B30];&quot;','quantity':&quot;;[.D30];&quot;}, 'geometry': { 'type': 'Point', 'coordinates': [&quot;;[.F30];&quot;] }}&quot;)" table:style-name="ce1">
            <text:p>{'type': 'Feature', 'properties': {'name':'Tuapse','quantity':402353}, 'geometry': { 'type': 'Point', 'coordinates': [39.07206,44.09864] }}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Houston</text:p>
          </table:table-cell>
          <table:table-cell office:value-type="string" table:style-name="ce1">
            <text:p>United States of America</text:p>
          </table:table-cell>
          <table:table-cell office:value-type="float" office:value="393245" table:style-name="ce1">
            <text:p>393245</text:p>
          </table:table-cell>
          <table:table-cell table:style-name="ce1"/>
          <table:table-cell office:value-type="string" table:style-name="ce1">
            <text:p>-94.9171,29.7232</text:p>
          </table:table-cell>
          <table:table-cell table:style-name="ce1"/>
          <table:table-cell office:value-type="string" office:string-value="{'type': 'Feature', 'properties': {'name':'Houston','quantity':393245}, 'geometry': { 'type': 'Point', 'coordinates': [-94.9171,29.7232] }}" table:formula="of:=CONCATENATE(&quot;{'type': 'Feature', 'properties': {'name':'&quot;;[.B31];&quot;','quantity':&quot;;[.D31];&quot;}, 'geometry': { 'type': 'Point', 'coordinates': [&quot;;[.F31];&quot;] }}&quot;)" table:style-name="ce1">
            <text:p>{'type': 'Feature', 'properties': {'name':'Houston','quantity':393245}, 'geometry': { 'type': 'Point', 'coordinates': [-94.9171,29.7232] }}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Batumi</text:p>
          </table:table-cell>
          <table:table-cell office:value-type="string" table:style-name="ce1">
            <text:p>Georgia</text:p>
          </table:table-cell>
          <table:table-cell office:value-type="float" office:value="373638" table:style-name="ce1">
            <text:p>373638</text:p>
          </table:table-cell>
          <table:table-cell table:style-name="ce1"/>
          <table:table-cell office:value-type="string" table:style-name="ce1">
            <text:p>41.6658,41.6568</text:p>
          </table:table-cell>
          <table:table-cell table:style-name="ce1"/>
          <table:table-cell office:value-type="string" office:string-value="{'type': 'Feature', 'properties': {'name':'Batumi','quantity':373638}, 'geometry': { 'type': 'Point', 'coordinates': [41.6658,41.6568] }}" table:formula="of:=CONCATENATE(&quot;{'type': 'Feature', 'properties': {'name':'&quot;;[.B32];&quot;','quantity':&quot;;[.D32];&quot;}, 'geometry': { 'type': 'Point', 'coordinates': [&quot;;[.F32];&quot;] }}&quot;)" table:style-name="ce1">
            <text:p>{'type': 'Feature', 'properties': {'name':'Batumi','quantity':373638}, 'geometry': { 'type': 'Point', 'coordinates': [41.6658,41.6568] }}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os-sur-Mer</text:p>
          </table:table-cell>
          <table:table-cell office:value-type="string" table:style-name="ce1">
            <text:p>France</text:p>
          </table:table-cell>
          <table:table-cell office:value-type="float" office:value="358248" table:style-name="ce1">
            <text:p>358248</text:p>
          </table:table-cell>
          <table:table-cell table:style-name="ce1"/>
          <table:table-cell office:value-type="string" table:style-name="ce1">
            <text:p>4.945595,43.4380714</text:p>
          </table:table-cell>
          <table:table-cell table:style-name="ce1"/>
          <table:table-cell office:value-type="string" office:string-value="{'type': 'Feature', 'properties': {'name':'Fos-sur-Mer','quantity':358248}, 'geometry': { 'type': 'Point', 'coordinates': [4.945595,43.4380714] }}" table:formula="of:=CONCATENATE(&quot;{'type': 'Feature', 'properties': {'name':'&quot;;[.B33];&quot;','quantity':&quot;;[.D33];&quot;}, 'geometry': { 'type': 'Point', 'coordinates': [&quot;;[.F33];&quot;] }}&quot;)" table:style-name="ce1">
            <text:p>{'type': 'Feature', 'properties': {'name':'Fos-sur-Mer','quantity':358248}, 'geometry': { 'type': 'Point', 'coordinates': [4.945595,43.4380714] }}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Santa Panagia</text:p>
          </table:table-cell>
          <table:table-cell office:value-type="string" table:style-name="ce1">
            <text:p>Italy</text:p>
          </table:table-cell>
          <table:table-cell office:value-type="float" office:value="354559" table:style-name="ce1">
            <text:p>354559</text:p>
          </table:table-cell>
          <table:table-cell table:style-name="ce1"/>
          <table:table-cell office:value-type="string" table:style-name="ce1">
            <text:p>15.2797,37.1086</text:p>
          </table:table-cell>
          <table:table-cell table:style-name="ce1"/>
          <table:table-cell office:value-type="string" office:string-value="{'type': 'Feature', 'properties': {'name':'Santa Panagia','quantity':354559}, 'geometry': { 'type': 'Point', 'coordinates': [15.2797,37.1086] }}" table:formula="of:=CONCATENATE(&quot;{'type': 'Feature', 'properties': {'name':'&quot;;[.B34];&quot;','quantity':&quot;;[.D34];&quot;}, 'geometry': { 'type': 'Point', 'coordinates': [&quot;;[.F34];&quot;] }}&quot;)" table:style-name="ce1">
            <text:p>{'type': 'Feature', 'properties': {'name':'Santa Panagia','quantity':354559}, 'geometry': { 'type': 'Point', 'coordinates': [15.2797,37.1086] }}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Yuzhnyy</text:p>
          </table:table-cell>
          <table:table-cell office:value-type="string" table:style-name="ce1">
            <text:p>Ukraine</text:p>
          </table:table-cell>
          <table:table-cell office:value-type="float" office:value="340474" table:style-name="ce1">
            <text:p>340474</text:p>
          </table:table-cell>
          <table:table-cell table:style-name="ce1"/>
          <table:table-cell office:value-type="string" table:style-name="ce1">
            <text:p>31.1114,46.6255</text:p>
          </table:table-cell>
          <table:table-cell table:style-name="ce1"/>
          <table:table-cell office:value-type="string" office:string-value="{'type': 'Feature', 'properties': {'name':'Yuzhnyy','quantity':340474}, 'geometry': { 'type': 'Point', 'coordinates': [31.1114,46.6255] }}" table:formula="of:=CONCATENATE(&quot;{'type': 'Feature', 'properties': {'name':'&quot;;[.B35];&quot;','quantity':&quot;;[.D35];&quot;}, 'geometry': { 'type': 'Point', 'coordinates': [&quot;;[.F35];&quot;] }}&quot;)" table:style-name="ce1">
            <text:p>{'type': 'Feature', 'properties': {'name':'Yuzhnyy','quantity':340474}, 'geometry': { 'type': 'Point', 'coordinates': [31.1114,46.6255] }}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lgeciras</text:p>
          </table:table-cell>
          <table:table-cell office:value-type="string" table:style-name="ce1">
            <text:p>Spain</text:p>
          </table:table-cell>
          <table:table-cell office:value-type="float" office:value="335531" table:style-name="ce1">
            <text:p>335531</text:p>
          </table:table-cell>
          <table:table-cell table:style-name="ce1"/>
          <table:table-cell office:value-type="string" table:style-name="ce1">
            <text:p>-5.4278,36.1386</text:p>
          </table:table-cell>
          <table:table-cell table:style-name="ce1"/>
          <table:table-cell office:value-type="string" office:string-value="{'type': 'Feature', 'properties': {'name':'Algeciras','quantity':335531}, 'geometry': { 'type': 'Point', 'coordinates': [-5.4278,36.1386] }}" table:formula="of:=CONCATENATE(&quot;{'type': 'Feature', 'properties': {'name':'&quot;;[.B36];&quot;','quantity':&quot;;[.D36];&quot;}, 'geometry': { 'type': 'Point', 'coordinates': [&quot;;[.F36];&quot;] }}&quot;)" table:style-name="ce1">
            <text:p>{'type': 'Feature', 'properties': {'name':'Algeciras','quantity':335531}, 'geometry': { 'type': 'Point', 'coordinates': [-5.4278,36.1386] }}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Gioia Tauro</text:p>
          </table:table-cell>
          <table:table-cell office:value-type="string" table:style-name="ce1">
            <text:p>Italy</text:p>
          </table:table-cell>
          <table:table-cell office:value-type="float" office:value="328943" table:style-name="ce1">
            <text:p>328943</text:p>
          </table:table-cell>
          <table:table-cell table:style-name="ce1"/>
          <table:table-cell office:value-type="string" table:style-name="ce1">
            <text:p>15.9207,38.4271</text:p>
          </table:table-cell>
          <table:table-cell table:style-name="ce1"/>
          <table:table-cell office:value-type="string" office:string-value="{'type': 'Feature', 'properties': {'name':'Gioia Tauro','quantity':328943}, 'geometry': { 'type': 'Point', 'coordinates': [15.9207,38.4271] }}" table:formula="of:=CONCATENATE(&quot;{'type': 'Feature', 'properties': {'name':'&quot;;[.B37];&quot;','quantity':&quot;;[.D37];&quot;}, 'geometry': { 'type': 'Point', 'coordinates': [&quot;;[.F37];&quot;] }}&quot;)" table:style-name="ce1">
            <text:p>{'type': 'Feature', 'properties': {'name':'Gioia Tauro','quantity':328943}, 'geometry': { 'type': 'Point', 'coordinates': [15.9207,38.4271] }}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Busan (Pusan)</text:p>
          </table:table-cell>
          <table:table-cell office:value-type="string" table:style-name="ce1">
            <text:p>South Korea</text:p>
          </table:table-cell>
          <table:table-cell office:value-type="float" office:value="328134" table:style-name="ce1">
            <text:p>328134</text:p>
          </table:table-cell>
          <table:table-cell table:style-name="ce1"/>
          <table:table-cell office:value-type="string" table:style-name="ce1">
            <text:p>129.0176,35.0803</text:p>
          </table:table-cell>
          <table:table-cell table:style-name="ce1"/>
          <table:table-cell office:value-type="string" office:string-value="{'type': 'Feature', 'properties': {'name':'Busan (Pusan)','quantity':328134}, 'geometry': { 'type': 'Point', 'coordinates': [129.0176,35.0803] }}" table:formula="of:=CONCATENATE(&quot;{'type': 'Feature', 'properties': {'name':'&quot;;[.B38];&quot;','quantity':&quot;;[.D38];&quot;}, 'geometry': { 'type': 'Point', 'coordinates': [&quot;;[.F38];&quot;] }}&quot;)" table:style-name="ce1">
            <text:p>{'type': 'Feature', 'properties': {'name':'Busan (Pusan)','quantity':328134}, 'geometry': { 'type': 'Point', 'coordinates': [129.0176,35.0803] }}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Olbia</text:p>
          </table:table-cell>
          <table:table-cell office:value-type="string" table:style-name="ce1">
            <text:p>Italy</text:p>
          </table:table-cell>
          <table:table-cell office:value-type="float" office:value="319314" table:style-name="ce1">
            <text:p>319314</text:p>
          </table:table-cell>
          <table:table-cell table:style-name="ce1"/>
          <table:table-cell office:value-type="string" table:style-name="ce1">
            <text:p>9.5397,40.9206</text:p>
          </table:table-cell>
          <table:table-cell table:style-name="ce1"/>
          <table:table-cell office:value-type="string" office:string-value="{'type': 'Feature', 'properties': {'name':'Olbia','quantity':319314}, 'geometry': { 'type': 'Point', 'coordinates': [9.5397,40.9206] }}" table:formula="of:=CONCATENATE(&quot;{'type': 'Feature', 'properties': {'name':'&quot;;[.B39];&quot;','quantity':&quot;;[.D39];&quot;}, 'geometry': { 'type': 'Point', 'coordinates': [&quot;;[.F39];&quot;] }}&quot;)" table:style-name="ce1">
            <text:p>{'type': 'Feature', 'properties': {'name':'Olbia','quantity':319314}, 'geometry': { 'type': 'Point', 'coordinates': [9.5397,40.9206] }}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Ningbo</text:p>
          </table:table-cell>
          <table:table-cell office:value-type="string" table:style-name="ce1">
            <text:p>China</text:p>
          </table:table-cell>
          <table:table-cell office:value-type="float" office:value="307192" table:style-name="ce1">
            <text:p>307192</text:p>
          </table:table-cell>
          <table:table-cell table:style-name="ce1"/>
          <table:table-cell office:value-type="string" table:style-name="ce1">
            <text:p>121.54988,29.87203</text:p>
          </table:table-cell>
          <table:table-cell table:style-name="ce1"/>
          <table:table-cell office:value-type="string" office:string-value="{'type': 'Feature', 'properties': {'name':'Ningbo','quantity':307192}, 'geometry': { 'type': 'Point', 'coordinates': [121.54988,29.87203] }}" table:formula="of:=CONCATENATE(&quot;{'type': 'Feature', 'properties': {'name':'&quot;;[.B40];&quot;','quantity':&quot;;[.D40];&quot;}, 'geometry': { 'type': 'Point', 'coordinates': [&quot;;[.F40];&quot;] }}&quot;)" table:style-name="ce1">
            <text:p>{'type': 'Feature', 'properties': {'name':'Ningbo','quantity':307192}, 'geometry': { 'type': 'Point', 'coordinates': [121.54988,29.87203] }}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ontreal</text:p>
          </table:table-cell>
          <table:table-cell office:value-type="string" table:style-name="ce1">
            <text:p>Canada</text:p>
          </table:table-cell>
          <table:table-cell office:value-type="float" office:value="289891" table:style-name="ce1">
            <text:p>289891</text:p>
          </table:table-cell>
          <table:table-cell table:style-name="ce1"/>
          <table:table-cell office:value-type="string" table:style-name="ce1">
            <text:p>-73.6554,45.5027</text:p>
          </table:table-cell>
          <table:table-cell table:style-name="ce1"/>
          <table:table-cell office:value-type="string" office:string-value="{'type': 'Feature', 'properties': {'name':'Montreal','quantity':289891}, 'geometry': { 'type': 'Point', 'coordinates': [-73.6554,45.5027] }}" table:formula="of:=CONCATENATE(&quot;{'type': 'Feature', 'properties': {'name':'&quot;;[.B41];&quot;','quantity':&quot;;[.D41];&quot;}, 'geometry': { 'type': 'Point', 'coordinates': [&quot;;[.F41];&quot;] }}&quot;)" table:style-name="ce1">
            <text:p>{'type': 'Feature', 'properties': {'name':'Montreal','quantity':289891}, 'geometry': { 'type': 'Point', 'coordinates': [-73.6554,45.5027] }}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Tarragona</text:p>
          </table:table-cell>
          <table:table-cell office:value-type="string" table:style-name="ce1">
            <text:p>Spain</text:p>
          </table:table-cell>
          <table:table-cell office:value-type="float" office:value="283783" table:style-name="ce1">
            <text:p>283783</text:p>
          </table:table-cell>
          <table:table-cell table:style-name="ce1"/>
          <table:table-cell office:value-type="string" table:style-name="ce1">
            <text:p>1.2546057,41.1172364</text:p>
          </table:table-cell>
          <table:table-cell table:style-name="ce1"/>
          <table:table-cell office:value-type="string" office:string-value="{'type': 'Feature', 'properties': {'name':'Tarragona','quantity':283783}, 'geometry': { 'type': 'Point', 'coordinates': [1.2546057,41.1172364] }}" table:formula="of:=CONCATENATE(&quot;{'type': 'Feature', 'properties': {'name':'&quot;;[.B42];&quot;','quantity':&quot;;[.D42];&quot;}, 'geometry': { 'type': 'Point', 'coordinates': [&quot;;[.F42];&quot;] }}&quot;)" table:style-name="ce1">
            <text:p>{'type': 'Feature', 'properties': {'name':'Tarragona','quantity':283783}, 'geometry': { 'type': 'Point', 'coordinates': [1.2546057,41.1172364] }}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ugusta</text:p>
          </table:table-cell>
          <table:table-cell office:value-type="string" table:style-name="ce1">
            <text:p>Italy</text:p>
          </table:table-cell>
          <table:table-cell office:value-type="float" office:value="279506" table:style-name="ce1">
            <text:p>279506</text:p>
          </table:table-cell>
          <table:table-cell table:style-name="ce1"/>
          <table:table-cell office:value-type="string" table:style-name="ce1">
            <text:p>15.2059,37.2240</text:p>
          </table:table-cell>
          <table:table-cell table:style-name="ce1"/>
          <table:table-cell office:value-type="string" office:string-value="{'type': 'Feature', 'properties': {'name':'Augusta','quantity':279506}, 'geometry': { 'type': 'Point', 'coordinates': [15.2059,37.2240] }}" table:formula="of:=CONCATENATE(&quot;{'type': 'Feature', 'properties': {'name':'&quot;;[.B43];&quot;','quantity':&quot;;[.D43];&quot;}, 'geometry': { 'type': 'Point', 'coordinates': [&quot;;[.F43];&quot;] }}&quot;)" table:style-name="ce1">
            <text:p>{'type': 'Feature', 'properties': {'name':'Augusta','quantity':279506}, 'geometry': { 'type': 'Point', 'coordinates': [15.2059,37.2240] }}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Koper</text:p>
          </table:table-cell>
          <table:table-cell office:value-type="string" table:style-name="ce1">
            <text:p>Slovenia</text:p>
          </table:table-cell>
          <table:table-cell office:value-type="float" office:value="259091" table:style-name="ce1">
            <text:p>259091</text:p>
          </table:table-cell>
          <table:table-cell table:style-name="ce1"/>
          <table:table-cell office:value-type="string" table:style-name="ce1">
            <text:p>13.7304909,45.5479552</text:p>
          </table:table-cell>
          <table:table-cell table:style-name="ce1"/>
          <table:table-cell office:value-type="string" office:string-value="{'type': 'Feature', 'properties': {'name':'Koper','quantity':259091}, 'geometry': { 'type': 'Point', 'coordinates': [13.7304909,45.5479552] }}" table:formula="of:=CONCATENATE(&quot;{'type': 'Feature', 'properties': {'name':'&quot;;[.B44];&quot;','quantity':&quot;;[.D44];&quot;}, 'geometry': { 'type': 'Point', 'coordinates': [&quot;;[.F44];&quot;] }}&quot;)" table:style-name="ce1">
            <text:p>{'type': 'Feature', 'properties': {'name':'Koper','quantity':259091}, 'geometry': { 'type': 'Point', 'coordinates': [13.7304909,45.5479552] }}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Jeddah</text:p>
          </table:table-cell>
          <table:table-cell office:value-type="string" table:style-name="ce1">
            <text:p>Saudi Arabia</text:p>
          </table:table-cell>
          <table:table-cell office:value-type="float" office:value="247850" table:style-name="ce1">
            <text:p>247850</text:p>
          </table:table-cell>
          <table:table-cell table:style-name="ce1"/>
          <table:table-cell office:value-type="string" table:style-name="ce1">
            <text:p>39.16404,21.58222</text:p>
          </table:table-cell>
          <table:table-cell table:style-name="ce1"/>
          <table:table-cell office:value-type="string" office:string-value="{'type': 'Feature', 'properties': {'name':'Jeddah','quantity':247850}, 'geometry': { 'type': 'Point', 'coordinates': [39.16404,21.58222] }}" table:formula="of:=CONCATENATE(&quot;{'type': 'Feature', 'properties': {'name':'&quot;;[.B45];&quot;','quantity':&quot;;[.D45];&quot;}, 'geometry': { 'type': 'Point', 'coordinates': [&quot;;[.F45];&quot;] }}&quot;)" table:style-name="ce1">
            <text:p>{'type': 'Feature', 'properties': {'name':'Jeddah','quantity':247850}, 'geometry': { 'type': 'Point', 'coordinates': [39.16404,21.58222] }}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Port Kelang</text:p>
          </table:table-cell>
          <table:table-cell office:value-type="string" table:style-name="ce1">
            <text:p>Malaysia</text:p>
          </table:table-cell>
          <table:table-cell office:value-type="float" office:value="242839" table:style-name="ce1">
            <text:p>242839</text:p>
          </table:table-cell>
          <table:table-cell table:style-name="ce1"/>
          <table:table-cell office:value-type="string" table:style-name="ce1">
            <text:p>101.3006,2.9410</text:p>
          </table:table-cell>
          <table:table-cell table:style-name="ce1"/>
          <table:table-cell office:value-type="string" office:string-value="{'type': 'Feature', 'properties': {'name':'Port Kelang','quantity':242839}, 'geometry': { 'type': 'Point', 'coordinates': [101.3006,2.9410] }}" table:formula="of:=CONCATENATE(&quot;{'type': 'Feature', 'properties': {'name':'&quot;;[.B46];&quot;','quantity':&quot;;[.D46];&quot;}, 'geometry': { 'type': 'Point', 'coordinates': [&quot;;[.F46];&quot;] }}&quot;)" table:style-name="ce1">
            <text:p>{'type': 'Feature', 'properties': {'name':'Port Kelang','quantity':242839}, 'geometry': { 'type': 'Point', 'coordinates': [101.3006,2.9410] }}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Tanjong Pelepas</text:p>
          </table:table-cell>
          <table:table-cell office:value-type="string" table:style-name="ce1">
            <text:p>Malaysia</text:p>
          </table:table-cell>
          <table:table-cell office:value-type="float" office:value="238378" table:style-name="ce1">
            <text:p>238378</text:p>
          </table:table-cell>
          <table:table-cell table:style-name="ce1"/>
          <table:table-cell office:value-type="string" table:style-name="ce1">
            <text:p>103.5541,1.3639</text:p>
          </table:table-cell>
          <table:table-cell table:style-name="ce1"/>
          <table:table-cell office:value-type="string" office:string-value="{'type': 'Feature', 'properties': {'name':'Tanjong Pelepas','quantity':238378}, 'geometry': { 'type': 'Point', 'coordinates': [103.5541,1.3639] }}" table:formula="of:=CONCATENATE(&quot;{'type': 'Feature', 'properties': {'name':'&quot;;[.B47];&quot;','quantity':&quot;;[.D47];&quot;}, 'geometry': { 'type': 'Point', 'coordinates': [&quot;;[.F47];&quot;] }}&quot;)" table:style-name="ce1">
            <text:p>{'type': 'Feature', 'properties': {'name':'Tanjong Pelepas','quantity':238378}, 'geometry': { 'type': 'Point', 'coordinates': [103.5541,1.3639] }}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Lagos</text:p>
          </table:table-cell>
          <table:table-cell office:value-type="string" table:style-name="ce1">
            <text:p>Nigeria</text:p>
          </table:table-cell>
          <table:table-cell office:value-type="float" office:value="235208" table:style-name="ce1">
            <text:p>235208</text:p>
          </table:table-cell>
          <table:table-cell table:style-name="ce1"/>
          <table:table-cell office:value-type="string" table:style-name="ce1">
            <text:p>3.38958521,6.44520751</text:p>
          </table:table-cell>
          <table:table-cell table:style-name="ce1"/>
          <table:table-cell office:value-type="string" office:string-value="{'type': 'Feature', 'properties': {'name':'Lagos','quantity':235208}, 'geometry': { 'type': 'Point', 'coordinates': [3.38958521,6.44520751] }}" table:formula="of:=CONCATENATE(&quot;{'type': 'Feature', 'properties': {'name':'&quot;;[.B48];&quot;','quantity':&quot;;[.D48];&quot;}, 'geometry': { 'type': 'Point', 'coordinates': [&quot;;[.F48];&quot;] }}&quot;)" table:style-name="ce1">
            <text:p>{'type': 'Feature', 'properties': {'name':'Lagos','quantity':235208}, 'geometry': { 'type': 'Point', 'coordinates': [3.38958521,6.44520751] }}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Bouri Terminal</text:p>
          </table:table-cell>
          <table:table-cell office:value-type="string" table:style-name="ce1">
            <text:p>Libya</text:p>
          </table:table-cell>
          <table:table-cell office:value-type="float" office:value="233813" table:style-name="ce1">
            <text:p>233813</text:p>
          </table:table-cell>
          <table:table-cell table:style-name="ce1"/>
          <table:table-cell office:value-type="string" table:style-name="ce1">
            <text:p>13.2605,33.8476</text:p>
          </table:table-cell>
          <table:table-cell table:style-name="ce1"/>
          <table:table-cell office:value-type="string" office:string-value="{'type': 'Feature', 'properties': {'name':'Bouri Terminal','quantity':233813}, 'geometry': { 'type': 'Point', 'coordinates': [13.2605,33.8476] }}" table:formula="of:=CONCATENATE(&quot;{'type': 'Feature', 'properties': {'name':'&quot;;[.B49];&quot;','quantity':&quot;;[.D49];&quot;}, 'geometry': { 'type': 'Point', 'coordinates': [&quot;;[.F49];&quot;] }}&quot;)" table:style-name="ce1">
            <text:p>{'type': 'Feature', 'properties': {'name':'Bouri Terminal','quantity':233813}, 'geometry': { 'type': 'Point', 'coordinates': [13.2605,33.8476] }}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Khor al Fakkan</text:p>
          </table:table-cell>
          <table:table-cell office:value-type="string" table:style-name="ce1">
            <text:p>United Arab Emirates</text:p>
          </table:table-cell>
          <table:table-cell office:value-type="float" office:value="232936" table:style-name="ce1">
            <text:p>232936</text:p>
          </table:table-cell>
          <table:table-cell table:style-name="ce1"/>
          <table:table-cell office:value-type="string" table:style-name="ce1">
            <text:p>56.3709,25.3584</text:p>
          </table:table-cell>
          <table:table-cell table:style-name="ce1"/>
          <table:table-cell office:value-type="string" office:string-value="{'type': 'Feature', 'properties': {'name':'Khor al Fakkan','quantity':232936}, 'geometry': { 'type': 'Point', 'coordinates': [56.3709,25.3584] }}" table:formula="of:=CONCATENATE(&quot;{'type': 'Feature', 'properties': {'name':'&quot;;[.B50];&quot;','quantity':&quot;;[.D50];&quot;}, 'geometry': { 'type': 'Point', 'coordinates': [&quot;;[.F50];&quot;] }}&quot;)" table:style-name="ce1">
            <text:p>{'type': 'Feature', 'properties': {'name':'Khor al Fakkan','quantity':232936}, 'geometry': { 'type': 'Point', 'coordinates': [56.3709,25.3584] }}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Milazzo</text:p>
          </table:table-cell>
          <table:table-cell office:value-type="string" table:style-name="ce1">
            <text:p>Italy</text:p>
          </table:table-cell>
          <table:table-cell office:value-type="float" office:value="219123" table:style-name="ce1">
            <text:p>219123</text:p>
          </table:table-cell>
          <table:table-cell table:style-name="ce1"/>
          <table:table-cell office:value-type="string" table:style-name="ce1">
            <text:p>15.2734,38.2144</text:p>
          </table:table-cell>
          <table:table-cell table:style-name="ce1"/>
          <table:table-cell office:value-type="string" office:string-value="{'type': 'Feature', 'properties': {'name':'Milazzo','quantity':219123}, 'geometry': { 'type': 'Point', 'coordinates': [15.2734,38.2144] }}" table:formula="of:=CONCATENATE(&quot;{'type': 'Feature', 'properties': {'name':'&quot;;[.B51];&quot;','quantity':&quot;;[.D51];&quot;}, 'geometry': { 'type': 'Point', 'coordinates': [&quot;;[.F51];&quot;] }}&quot;)" table:style-name="ce1">
            <text:p>{'type': 'Feature', 'properties': {'name':'Milazzo','quantity':219123}, 'geometry': { 'type': 'Point', 'coordinates': [15.2734,38.2144] }}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Kaohsiung</text:p>
          </table:table-cell>
          <table:table-cell office:value-type="string" table:style-name="ce1">
            <text:p>Taiwan</text:p>
          </table:table-cell>
          <table:table-cell office:value-type="float" office:value="207338" table:style-name="ce1">
            <text:p>207338</text:p>
          </table:table-cell>
          <table:table-cell table:style-name="ce1"/>
          <table:table-cell office:value-type="string" table:style-name="ce1">
            <text:p>120.2893,22.6015</text:p>
          </table:table-cell>
          <table:table-cell table:style-name="ce1"/>
          <table:table-cell office:value-type="string" office:string-value="{'type': 'Feature', 'properties': {'name':'Kaohsiung','quantity':207338}, 'geometry': { 'type': 'Point', 'coordinates': [120.2893,22.6015] }}" table:formula="of:=CONCATENATE(&quot;{'type': 'Feature', 'properties': {'name':'&quot;;[.B52];&quot;','quantity':&quot;;[.D52];&quot;}, 'geometry': { 'type': 'Point', 'coordinates': [&quot;;[.F52];&quot;] }}&quot;)" table:style-name="ce1">
            <text:p>{'type': 'Feature', 'properties': {'name':'Kaohsiung','quantity':207338}, 'geometry': { 'type': 'Point', 'coordinates': [120.2893,22.6015] }}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Brass<text:s/></text:p>
          </table:table-cell>
          <table:table-cell office:value-type="string" table:style-name="ce1">
            <text:p>Nigeria</text:p>
          </table:table-cell>
          <table:table-cell office:value-type="float" office:value="200829" table:style-name="ce1">
            <text:p>200829</text:p>
          </table:table-cell>
          <table:table-cell table:style-name="ce1"/>
          <table:table-cell office:value-type="string" table:style-name="ce1">
            <text:p>6.2417555,4.315057</text:p>
          </table:table-cell>
          <table:table-cell table:style-name="ce1"/>
          <table:table-cell office:value-type="string" office:string-value="{'type': 'Feature', 'properties': {'name':'Brass ','quantity':200829}, 'geometry': { 'type': 'Point', 'coordinates': [6.2417555,4.315057] }}" table:formula="of:=CONCATENATE(&quot;{'type': 'Feature', 'properties': {'name':'&quot;;[.B53];&quot;','quantity':&quot;;[.D53];&quot;}, 'geometry': { 'type': 'Point', 'coordinates': [&quot;;[.F53];&quot;] }}&quot;)" table:style-name="ce1">
            <text:p>{'type': 'Feature', 'properties': {'name':'Brass ','quantity':200829}, 'geometry': { 'type': 'Point', 'coordinates': [6.2417555,4.315057] }}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Santos</text:p>
          </table:table-cell>
          <table:table-cell office:value-type="string" table:style-name="ce1">
            <text:p>Brazil</text:p>
          </table:table-cell>
          <table:table-cell office:value-type="float" office:value="199645" table:style-name="ce1">
            <text:p>199645</text:p>
          </table:table-cell>
          <table:table-cell table:style-name="ce1"/>
          <table:table-cell office:value-type="string" table:style-name="ce1">
            <text:p>-46.2900,-23.8643</text:p>
          </table:table-cell>
          <table:table-cell table:style-name="ce1"/>
          <table:table-cell office:value-type="string" office:string-value="{'type': 'Feature', 'properties': {'name':'Santos','quantity':199645}, 'geometry': { 'type': 'Point', 'coordinates': [-46.2900,-23.8643] }}" table:formula="of:=CONCATENATE(&quot;{'type': 'Feature', 'properties': {'name':'&quot;;[.B54];&quot;','quantity':&quot;;[.D54];&quot;}, 'geometry': { 'type': 'Point', 'coordinates': [&quot;;[.F54];&quot;] }}&quot;)" table:style-name="ce1">
            <text:p>{'type': 'Feature', 'properties': {'name':'Santos','quantity':199645}, 'geometry': { 'type': 'Point', 'coordinates': [-46.2900,-23.8643] }}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Spain</text:p>
          </table:table-cell>
          <table:table-cell office:value-type="float" office:value="197966" table:style-name="ce1">
            <text:p>197966</text:p>
          </table:table-cell>
          <table:table-cell table:style-name="ce1"/>
          <table:table-cell office:value-type="string" table:style-name="ce1">
            <text:p>-0.3525,39.4228</text:p>
          </table:table-cell>
          <table:table-cell table:style-name="ce1"/>
          <table:table-cell office:value-type="string" office:string-value="{'type': 'Feature', 'properties': {'name':'Valencia','quantity':197966}, 'geometry': { 'type': 'Point', 'coordinates': [-0.3525,39.4228] }}" table:formula="of:=CONCATENATE(&quot;{'type': 'Feature', 'properties': {'name':'&quot;;[.B55];&quot;','quantity':&quot;;[.D55];&quot;}, 'geometry': { 'type': 'Point', 'coordinates': [&quot;;[.F55];&quot;] }}&quot;)" table:style-name="ce1">
            <text:p>{'type': 'Feature', 'properties': {'name':'Valencia','quantity':197966}, 'geometry': { 'type': 'Point', 'coordinates': [-0.3525,39.4228] }}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La Skirra</text:p>
          </table:table-cell>
          <table:table-cell office:value-type="string" table:style-name="ce1">
            <text:p>Tunisia</text:p>
          </table:table-cell>
          <table:table-cell office:value-type="float" office:value="195705" table:style-name="ce1">
            <text:p>195705</text:p>
          </table:table-cell>
          <table:table-cell table:style-name="ce1"/>
          <table:table-cell office:value-type="string" table:style-name="ce1">
            <text:p>10.1654431,34.3342894</text:p>
          </table:table-cell>
          <table:table-cell table:style-name="ce1"/>
          <table:table-cell office:value-type="string" office:string-value="{'type': 'Feature', 'properties': {'name':'La Skirra','quantity':195705}, 'geometry': { 'type': 'Point', 'coordinates': [10.1654431,34.3342894] }}" table:formula="of:=CONCATENATE(&quot;{'type': 'Feature', 'properties': {'name':'&quot;;[.B56];&quot;','quantity':&quot;;[.D56];&quot;}, 'geometry': { 'type': 'Point', 'coordinates': [&quot;;[.F56];&quot;] }}&quot;)" table:style-name="ce1">
            <text:p>{'type': 'Feature', 'properties': {'name':'La Skirra','quantity':195705}, 'geometry': { 'type': 'Point', 'coordinates': [10.1654431,34.3342894] }}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Alger</text:p>
          </table:table-cell>
          <table:table-cell office:value-type="string" table:style-name="ce1">
            <text:p>Algeria</text:p>
          </table:table-cell>
          <table:table-cell office:value-type="float" office:value="194241" table:style-name="ce1">
            <text:p>194241</text:p>
          </table:table-cell>
          <table:table-cell table:style-name="ce1"/>
          <table:table-cell office:value-type="string" table:style-name="ce1">
            <text:p>3.0601,36.7753</text:p>
          </table:table-cell>
          <table:table-cell table:style-name="ce1"/>
          <table:table-cell office:value-type="string" office:string-value="{'type': 'Feature', 'properties': {'name':'Alger','quantity':194241}, 'geometry': { 'type': 'Point', 'coordinates': [3.0601,36.7753] }}" table:formula="of:=CONCATENATE(&quot;{'type': 'Feature', 'properties': {'name':'&quot;;[.B57];&quot;','quantity':&quot;;[.D57];&quot;}, 'geometry': { 'type': 'Point', 'coordinates': [&quot;;[.F57];&quot;] }}&quot;)" table:style-name="ce1">
            <text:p>{'type': 'Feature', 'properties': {'name':'Alger','quantity':194241}, 'geometry': { 'type': 'Point', 'coordinates': [3.0601,36.7753] }}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Tripoli</text:p>
          </table:table-cell>
          <table:table-cell office:value-type="string" table:style-name="ce1">
            <text:p>Libya</text:p>
          </table:table-cell>
          <table:table-cell office:value-type="float" office:value="189398" table:style-name="ce1">
            <text:p>189398</text:p>
          </table:table-cell>
          <table:table-cell table:style-name="ce1"/>
          <table:table-cell office:value-type="string" table:style-name="ce1">
            <text:p>13.1800117,32.8925000</text:p>
          </table:table-cell>
          <table:table-cell table:style-name="ce1"/>
          <table:table-cell office:value-type="string" office:string-value="{'type': 'Feature', 'properties': {'name':'Tripoli','quantity':189398}, 'geometry': { 'type': 'Point', 'coordinates': [13.1800117,32.8925000] }}" table:formula="of:=CONCATENATE(&quot;{'type': 'Feature', 'properties': {'name':'&quot;;[.B58];&quot;','quantity':&quot;;[.D58];&quot;}, 'geometry': { 'type': 'Point', 'coordinates': [&quot;;[.F58];&quot;] }}&quot;)" table:style-name="ce1">
            <text:p>{'type': 'Feature', 'properties': {'name':'Tripoli','quantity':189398}, 'geometry': { 'type': 'Point', 'coordinates': [13.1800117,32.8925000] }}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Casablanca<text:s/></text:p>
          </table:table-cell>
          <table:table-cell office:value-type="string" table:style-name="ce1">
            <text:p>Morocco</text:p>
          </table:table-cell>
          <table:table-cell office:value-type="float" office:value="184968" table:style-name="ce1">
            <text:p>184968</text:p>
          </table:table-cell>
          <table:table-cell table:style-name="ce1"/>
          <table:table-cell office:value-type="string" table:style-name="ce1">
            <text:p>-5.4972579,35.8934523</text:p>
          </table:table-cell>
          <table:table-cell table:style-name="ce1"/>
          <table:table-cell office:value-type="string" office:string-value="{'type': 'Feature', 'properties': {'name':'Casablanca ','quantity':184968}, 'geometry': { 'type': 'Point', 'coordinates': [-5.4972579,35.8934523] }}" table:formula="of:=CONCATENATE(&quot;{'type': 'Feature', 'properties': {'name':'&quot;;[.B59];&quot;','quantity':&quot;;[.D59];&quot;}, 'geometry': { 'type': 'Point', 'coordinates': [&quot;;[.F59];&quot;] }}&quot;)" table:style-name="ce1">
            <text:p>{'type': 'Feature', 'properties': {'name':'Casablanca ','quantity':184968}, 'geometry': { 'type': 'Point', 'coordinates': [-5.4972579,35.8934523] }}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Jebel Ali</text:p>
          </table:table-cell>
          <table:table-cell office:value-type="string" table:style-name="ce1">
            <text:p>United Arab Emirates</text:p>
          </table:table-cell>
          <table:table-cell office:value-type="float" office:value="182283" table:style-name="ce1">
            <text:p>182283</text:p>
          </table:table-cell>
          <table:table-cell table:style-name="ce1"/>
          <table:table-cell office:value-type="string" table:style-name="ce1">
            <text:p>55.0687,24.9959</text:p>
          </table:table-cell>
          <table:table-cell table:style-name="ce1"/>
          <table:table-cell office:value-type="string" office:string-value="{'type': 'Feature', 'properties': {'name':'Jebel Ali','quantity':182283}, 'geometry': { 'type': 'Point', 'coordinates': [55.0687,24.9959] }}" table:formula="of:=CONCATENATE(&quot;{'type': 'Feature', 'properties': {'name':'&quot;;[.B60];&quot;','quantity':&quot;;[.D60];&quot;}, 'geometry': { 'type': 'Point', 'coordinates': [&quot;;[.F60];&quot;] }}&quot;)" table:style-name="ce1">
            <text:p>{'type': 'Feature', 'properties': {'name':'Jebel Ali','quantity':182283}, 'geometry': { 'type': 'Point', 'coordinates': [55.0687,24.9959] }}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Skikda</text:p>
          </table:table-cell>
          <table:table-cell office:value-type="string" table:style-name="ce1">
            <text:p>Algeria</text:p>
          </table:table-cell>
          <table:table-cell office:value-type="float" office:value="178984" table:style-name="ce1">
            <text:p>178984</text:p>
          </table:table-cell>
          <table:table-cell table:style-name="ce1"/>
          <table:table-cell office:value-type="string" table:style-name="ce1">
            <text:p>6.89998164,36.8804219</text:p>
          </table:table-cell>
          <table:table-cell table:style-name="ce1"/>
          <table:table-cell office:value-type="string" office:string-value="{'type': 'Feature', 'properties': {'name':'Skikda','quantity':178984}, 'geometry': { 'type': 'Point', 'coordinates': [6.89998164,36.8804219] }}" table:formula="of:=CONCATENATE(&quot;{'type': 'Feature', 'properties': {'name':'&quot;;[.B61];&quot;','quantity':&quot;;[.D61];&quot;}, 'geometry': { 'type': 'Point', 'coordinates': [&quot;;[.F61];&quot;] }}&quot;)" table:style-name="ce1">
            <text:p>{'type': 'Feature', 'properties': {'name':'Skikda','quantity':178984}, 'geometry': { 'type': 'Point', 'coordinates': [6.89998164,36.8804219] }}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Mongstad</text:p>
          </table:table-cell>
          <table:table-cell office:value-type="string" table:style-name="ce1">
            <text:p>Norway</text:p>
          </table:table-cell>
          <table:table-cell office:value-type="float" office:value="175226" table:style-name="ce1">
            <text:p>175226</text:p>
          </table:table-cell>
          <table:table-cell table:style-name="ce1"/>
          <table:table-cell office:value-type="string" table:style-name="ce1">
            <text:p>5.0395,60.8157</text:p>
          </table:table-cell>
          <table:table-cell table:style-name="ce1"/>
          <table:table-cell office:value-type="string" office:string-value="{'type': 'Feature', 'properties': {'name':'Mongstad','quantity':175226}, 'geometry': { 'type': 'Point', 'coordinates': [5.0395,60.8157] }}" table:formula="of:=CONCATENATE(&quot;{'type': 'Feature', 'properties': {'name':'&quot;;[.B62];&quot;','quantity':&quot;;[.D62];&quot;}, 'geometry': { 'type': 'Point', 'coordinates': [&quot;;[.F62];&quot;] }}&quot;)" table:style-name="ce1">
            <text:p>{'type': 'Feature', 'properties': {'name':'Mongstad','quantity':175226}, 'geometry': { 'type': 'Point', 'coordinates': [5.0395,60.8157] }}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Yantian Huangdong</text:p>
          </table:table-cell>
          <table:table-cell office:value-type="string" table:style-name="ce1">
            <text:p>China</text:p>
          </table:table-cell>
          <table:table-cell office:value-type="float" office:value="168573" table:style-name="ce1">
            <text:p>168573</text:p>
          </table:table-cell>
          <table:table-cell table:style-name="ce1"/>
          <table:table-cell office:value-type="string" table:style-name="ce1">
            <text:p>114.2830,22.5841</text:p>
          </table:table-cell>
          <table:table-cell table:style-name="ce1"/>
          <table:table-cell office:value-type="string" office:string-value="{'type': 'Feature', 'properties': {'name':'Yantian Huangdong','quantity':168573}, 'geometry': { 'type': 'Point', 'coordinates': [114.2830,22.5841] }}" table:formula="of:=CONCATENATE(&quot;{'type': 'Feature', 'properties': {'name':'&quot;;[.B63];&quot;','quantity':&quot;;[.D63];&quot;}, 'geometry': { 'type': 'Point', 'coordinates': [&quot;;[.F63];&quot;] }}&quot;)" table:style-name="ce1">
            <text:p>{'type': 'Feature', 'properties': {'name':'Yantian Huangdong','quantity':168573}, 'geometry': { 'type': 'Point', 'coordinates': [114.2830,22.5841] }}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Savannah</text:p>
          </table:table-cell>
          <table:table-cell office:value-type="string" table:style-name="ce1">
            <text:p>United States of America</text:p>
          </table:table-cell>
          <table:table-cell office:value-type="float" office:value="167172" table:style-name="ce1">
            <text:p>167172</text:p>
          </table:table-cell>
          <table:table-cell table:style-name="ce1"/>
          <table:table-cell office:value-type="string" table:style-name="ce1">
            <text:p>-81.0980,31.9996</text:p>
          </table:table-cell>
          <table:table-cell table:style-name="ce1"/>
          <table:table-cell office:value-type="string" office:string-value="{'type': 'Feature', 'properties': {'name':'Savannah','quantity':167172}, 'geometry': { 'type': 'Point', 'coordinates': [-81.0980,31.9996] }}" table:formula="of:=CONCATENATE(&quot;{'type': 'Feature', 'properties': {'name':'&quot;;[.B64];&quot;','quantity':&quot;;[.D64];&quot;}, 'geometry': { 'type': 'Point', 'coordinates': [&quot;;[.F64];&quot;] }}&quot;)" table:style-name="ce1">
            <text:p>{'type': 'Feature', 'properties': {'name':'Savannah','quantity':167172}, 'geometry': { 'type': 'Point', 'coordinates': [-81.0980,31.9996] }}</text:p>
          </table:table-cell>
          <table:table-cell table:number-columns-repeated="16376"/>
        </table:table-row>
        <table:table-row table:number-rows-repeated="1048512" table:style-name="ro1">
          <table:table-cell table:number-columns-repeated="16384"/>
        </table:table-row>
        <table:named-expressions>
          <table:named-range table:name="Connessione1" table:cell-range-address="TON.$A$2:TON.$D$64" table:base-cell-address="TON.$A$1"/>
          <table:named-range table:name="data__49_." table:cell-range-address="TON.$A$2:TON.$D$64" table:base-cell-address="TON.$A$1"/>
        </table:named-expressions>
      </table:table>
      <table:table table:name="TEU" table:style-name="ta1"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2"/>
        <table:table-column table:style-name="co5" table:default-cell-style-name="ce1"/>
        <table:table-column table:style-name="co9" table:default-cell-style-name="ce1"/>
        <table:table-column table:style-name="co5" table:number-columns-repeated="16378" table:default-cell-style-name="ce1"/>
        <table:table-row table:style-name="ro1">
          <table:table-cell table:style-name="ce1">
            <table:cell-range-source table:name="Connessione2" table:last-column-spanned="4" table:last-row-spanned="63" xlink:href="C:\Users\sabatst\Downloads\data (50)."/>
          </table:table-cell>
          <table:table-cell office:value-type="string" table:style-name="ce1">
            <text:p>CONTAINER TRAFFIC - TEU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ORTS</text:p>
          </table:table-cell>
          <table:table-cell office:value-type="string" table:style-name="ce1">
            <text:p>Nations</text:p>
          </table:table-cell>
          <table:table-cell office:value-type="string" table:style-name="ce2">
            <text:p>TEU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hanghai</text:p>
          </table:table-cell>
          <table:table-cell office:value-type="string" table:style-name="ce1">
            <text:p>China</text:p>
          </table:table-cell>
          <table:table-cell office:value-type="float" office:value="107563" table:style-name="ce2">
            <text:p>107563</text:p>
          </table:table-cell>
          <table:table-cell table:style-name="ce1"/>
          <table:table-cell office:value-type="string" table:style-name="ce1">
            <text:p>121.4915,31.2246</text:p>
          </table:table-cell>
          <table:table-cell table:style-name="ce1"/>
          <table:table-cell office:value-type="string" office:string-value="{'type': 'Feature', 'properties': {'name':'Shanghai','quantity':107563}, 'geometry': { 'type': 'Point', 'coordinates': [121.4915,31.2246] }}" table:formula="of:=CONCATENATE(&quot;{'type': 'Feature', 'properties': {'name':'&quot;;[.B3];&quot;','quantity':&quot;;[.D3];&quot;}, 'geometry': { 'type': 'Point', 'coordinates': [&quot;;[.F3];&quot;] }}&quot;)" table:style-name="ce1">
            <text:p>{'type': 'Feature', 'properties': {'name':'Shanghai','quantity':107563}, 'geometry': { 'type': 'Point', 'coordinates': [121.4915,31.2246] }}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ingapore</text:p>
          </table:table-cell>
          <table:table-cell office:value-type="string" table:style-name="ce1">
            <text:p>Singapore</text:p>
          </table:table-cell>
          <table:table-cell office:value-type="float" office:value="92153" table:style-name="ce2">
            <text:p>92153</text:p>
          </table:table-cell>
          <table:table-cell table:style-name="ce1"/>
          <table:table-cell office:value-type="string" table:style-name="ce1">
            <text:p>103.85283,1.29063</text:p>
          </table:table-cell>
          <table:table-cell table:style-name="ce1"/>
          <table:table-cell office:value-type="string" office:string-value="{'type': 'Feature', 'properties': {'name':'Singapore','quantity':92153}, 'geometry': { 'type': 'Point', 'coordinates': [103.85283,1.29063] }}" table:formula="of:=CONCATENATE(&quot;{'type': 'Feature', 'properties': {'name':'&quot;;[.B4];&quot;','quantity':&quot;;[.D4];&quot;}, 'geometry': { 'type': 'Point', 'coordinates': [&quot;;[.F4];&quot;] }}&quot;)" table:style-name="ce1">
            <text:p>{'type': 'Feature', 'properties': {'name':'Singapore','quantity':92153}, 'geometry': { 'type': 'Point', 'coordinates': [103.85283,1.29063] }}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Italy</text:p>
          </table:table-cell>
          <table:table-cell office:value-type="float" office:value="67231" table:style-name="ce2">
            <text:p>67231</text:p>
          </table:table-cell>
          <table:table-cell table:style-name="ce1"/>
          <table:table-cell office:value-type="string" table:style-name="ce1">
            <text:p>9.0960,39.2204</text:p>
          </table:table-cell>
          <table:table-cell table:style-name="ce1"/>
          <table:table-cell office:value-type="string" office:string-value="{'type': 'Feature', 'properties': {'name':'Cagliari','quantity':67231}, 'geometry': { 'type': 'Point', 'coordinates': [9.0960,39.2204] }}" table:formula="of:=CONCATENATE(&quot;{'type': 'Feature', 'properties': {'name':'&quot;;[.B5];&quot;','quantity':&quot;;[.D5];&quot;}, 'geometry': { 'type': 'Point', 'coordinates': [&quot;;[.F5];&quot;] }}&quot;)" table:style-name="ce1">
            <text:p>{'type': 'Feature', 'properties': {'name':'Cagliari','quantity':67231}, 'geometry': { 'type': 'Point', 'coordinates': [9.0960,39.2204] }}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China</text:p>
          </table:table-cell>
          <table:table-cell office:value-type="float" office:value="65511" table:style-name="ce2">
            <text:p>65511</text:p>
          </table:table-cell>
          <table:table-cell table:style-name="ce1"/>
          <table:table-cell office:value-type="string" table:style-name="ce1">
            <text:p>114.1229,22.3434</text:p>
          </table:table-cell>
          <table:table-cell table:style-name="ce1"/>
          <table:table-cell office:value-type="string" office:string-value="{'type': 'Feature', 'properties': {'name':'Hong Kong','quantity':65511}, 'geometry': { 'type': 'Point', 'coordinates': [114.1229,22.3434] }}" table:formula="of:=CONCATENATE(&quot;{'type': 'Feature', 'properties': {'name':'&quot;;[.B6];&quot;','quantity':&quot;;[.D6];&quot;}, 'geometry': { 'type': 'Point', 'coordinates': [&quot;;[.F6];&quot;] }}&quot;)" table:style-name="ce1">
            <text:p>{'type': 'Feature', 'properties': {'name':'Hong Kong','quantity':65511}, 'geometry': { 'type': 'Point', 'coordinates': [114.1229,22.3434] }}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usan</text:p>
          </table:table-cell>
          <table:table-cell office:value-type="string" table:style-name="ce1">
            <text:p>South Korea</text:p>
          </table:table-cell>
          <table:table-cell office:value-type="float" office:value="33020" table:style-name="ce2">
            <text:p>33020</text:p>
          </table:table-cell>
          <table:table-cell table:style-name="ce1"/>
          <table:table-cell office:value-type="string" table:style-name="ce1">
            <text:p>129.0752365,35.179978</text:p>
          </table:table-cell>
          <table:table-cell table:style-name="ce1"/>
          <table:table-cell office:value-type="string" office:string-value="{'type': 'Feature', 'properties': {'name':'Pusan','quantity':33020}, 'geometry': { 'type': 'Point', 'coordinates': [129.0752365,35.179978] }}" table:formula="of:=CONCATENATE(&quot;{'type': 'Feature', 'properties': {'name':'&quot;;[.B7];&quot;','quantity':&quot;;[.D7];&quot;}, 'geometry': { 'type': 'Point', 'coordinates': [&quot;;[.F7];&quot;] }}&quot;)" table:style-name="ce1">
            <text:p>{'type': 'Feature', 'properties': {'name':'Pusan','quantity':33020}, 'geometry': { 'type': 'Point', 'coordinates': [129.0752365,35.179978] }}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ioia Tauro</text:p>
          </table:table-cell>
          <table:table-cell office:value-type="string" table:style-name="ce1">
            <text:p>Italy</text:p>
          </table:table-cell>
          <table:table-cell office:value-type="float" office:value="32123" table:style-name="ce2">
            <text:p>32123</text:p>
          </table:table-cell>
          <table:table-cell table:style-name="ce1"/>
          <table:table-cell office:value-type="string" table:style-name="ce1">
            <text:p>15.9207,38.4271</text:p>
          </table:table-cell>
          <table:table-cell table:style-name="ce1"/>
          <table:table-cell office:value-type="string" office:string-value="{'type': 'Feature', 'properties': {'name':'Gioia Tauro','quantity':32123}, 'geometry': { 'type': 'Point', 'coordinates': [15.9207,38.4271] }}" table:formula="of:=CONCATENATE(&quot;{'type': 'Feature', 'properties': {'name':'&quot;;[.B8];&quot;','quantity':&quot;;[.D8];&quot;}, 'geometry': { 'type': 'Point', 'coordinates': [&quot;;[.F8];&quot;] }}&quot;)" table:style-name="ce1">
            <text:p>{'type': 'Feature', 'properties': {'name':'Gioia Tauro','quantity':32123}, 'geometry': { 'type': 'Point', 'coordinates': [15.9207,38.4271] }}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lexandria</text:p>
          </table:table-cell>
          <table:table-cell office:value-type="string" table:style-name="ce1">
            <text:p>Egypt</text:p>
          </table:table-cell>
          <table:table-cell office:value-type="float" office:value="31059" table:style-name="ce2">
            <text:p>31059</text:p>
          </table:table-cell>
          <table:table-cell table:style-name="ce1"/>
          <table:table-cell office:value-type="string" table:style-name="ce1">
            <text:p>29.8944,31.1990</text:p>
          </table:table-cell>
          <table:table-cell table:style-name="ce1"/>
          <table:table-cell office:value-type="string" office:string-value="{'type': 'Feature', 'properties': {'name':'Alexandria','quantity':31059}, 'geometry': { 'type': 'Point', 'coordinates': [29.8944,31.1990] }}" table:formula="of:=CONCATENATE(&quot;{'type': 'Feature', 'properties': {'name':'&quot;;[.B9];&quot;','quantity':&quot;;[.D9];&quot;}, 'geometry': { 'type': 'Point', 'coordinates': [&quot;;[.F9];&quot;] }}&quot;)" table:style-name="ce1">
            <text:p>{'type': 'Feature', 'properties': {'name':'Alexandria','quantity':31059}, 'geometry': { 'type': 'Point', 'coordinates': [29.8944,31.1990] }}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ingbo</text:p>
          </table:table-cell>
          <table:table-cell office:value-type="string" table:style-name="ce1">
            <text:p>China</text:p>
          </table:table-cell>
          <table:table-cell office:value-type="float" office:value="30748" table:style-name="ce2">
            <text:p>30748</text:p>
          </table:table-cell>
          <table:table-cell table:style-name="ce1"/>
          <table:table-cell office:value-type="string" table:style-name="ce1">
            <text:p>121.54988,29.87203</text:p>
          </table:table-cell>
          <table:table-cell table:style-name="ce1"/>
          <table:table-cell office:value-type="string" office:string-value="{'type': 'Feature', 'properties': {'name':'Ningbo','quantity':30748}, 'geometry': { 'type': 'Point', 'coordinates': [121.54988,29.87203] }}" table:formula="of:=CONCATENATE(&quot;{'type': 'Feature', 'properties': {'name':'&quot;;[.B10];&quot;','quantity':&quot;;[.D10];&quot;}, 'geometry': { 'type': 'Point', 'coordinates': [&quot;;[.F10];&quot;] }}&quot;)" table:style-name="ce1">
            <text:p>{'type': 'Feature', 'properties': {'name':'Ningbo','quantity':30748}, 'geometry': { 'type': 'Point', 'coordinates': [121.54988,29.87203] }}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Jeddah</text:p>
          </table:table-cell>
          <table:table-cell office:value-type="string" table:style-name="ce1">
            <text:p>Saudi Arabia</text:p>
          </table:table-cell>
          <table:table-cell office:value-type="float" office:value="28395" table:style-name="ce2">
            <text:p>28395</text:p>
          </table:table-cell>
          <table:table-cell table:style-name="ce1"/>
          <table:table-cell office:value-type="string" table:style-name="ce1">
            <text:p>39.16404,21.58222</text:p>
          </table:table-cell>
          <table:table-cell table:style-name="ce1"/>
          <table:table-cell office:value-type="string" office:string-value="{'type': 'Feature', 'properties': {'name':'Jeddah','quantity':28395}, 'geometry': { 'type': 'Point', 'coordinates': [39.16404,21.58222] }}" table:formula="of:=CONCATENATE(&quot;{'type': 'Feature', 'properties': {'name':'&quot;;[.B11];&quot;','quantity':&quot;;[.D11];&quot;}, 'geometry': { 'type': 'Point', 'coordinates': [&quot;;[.F11];&quot;] }}&quot;)" table:style-name="ce1">
            <text:p>{'type': 'Feature', 'properties': {'name':'Jeddah','quantity':28395}, 'geometry': { 'type': 'Point', 'coordinates': [39.16404,21.58222] }}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unisia</text:p>
          </table:table-cell>
          <table:table-cell office:value-type="float" office:value="27839" table:style-name="ce2">
            <text:p>27839</text:p>
          </table:table-cell>
          <table:table-cell table:style-name="ce1"/>
          <table:table-cell office:value-type="string" table:style-name="ce1">
            <text:p>10.18479,36.80011</text:p>
          </table:table-cell>
          <table:table-cell table:style-name="ce1"/>
          <table:table-cell office:value-type="string" office:string-value="{'type': 'Feature', 'properties': {'name':'Tunis','quantity':27839}, 'geometry': { 'type': 'Point', 'coordinates': [10.18479,36.80011] }}" table:formula="of:=CONCATENATE(&quot;{'type': 'Feature', 'properties': {'name':'&quot;;[.B12];&quot;','quantity':&quot;;[.D12];&quot;}, 'geometry': { 'type': 'Point', 'coordinates': [&quot;;[.F12];&quot;] }}&quot;)" table:style-name="ce1">
            <text:p>{'type': 'Feature', 'properties': {'name':'Tunis','quantity':27839}, 'geometry': { 'type': 'Point', 'coordinates': [10.18479,36.80011] }}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ontreal</text:p>
          </table:table-cell>
          <table:table-cell office:value-type="string" table:style-name="ce1">
            <text:p>Canada</text:p>
          </table:table-cell>
          <table:table-cell office:value-type="float" office:value="26852" table:style-name="ce2">
            <text:p>26852</text:p>
          </table:table-cell>
          <table:table-cell table:style-name="ce1"/>
          <table:table-cell office:value-type="string" table:style-name="ce1">
            <text:p>-73.6554,45.5027</text:p>
          </table:table-cell>
          <table:table-cell table:style-name="ce1"/>
          <table:table-cell office:value-type="string" office:string-value="{'type': 'Feature', 'properties': {'name':'Montreal','quantity':26852}, 'geometry': { 'type': 'Point', 'coordinates': [-73.6554,45.5027] }}" table:formula="of:=CONCATENATE(&quot;{'type': 'Feature', 'properties': {'name':'&quot;;[.B13];&quot;','quantity':&quot;;[.D13];&quot;}, 'geometry': { 'type': 'Point', 'coordinates': [&quot;;[.F13];&quot;] }}&quot;)" table:style-name="ce1">
            <text:p>{'type': 'Feature', 'properties': {'name':'Montreal','quantity':26852}, 'geometry': { 'type': 'Point', 'coordinates': [-73.6554,45.5027] }}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Yantian Huangdong</text:p>
          </table:table-cell>
          <table:table-cell office:value-type="string" table:style-name="ce1">
            <text:p>China</text:p>
          </table:table-cell>
          <table:table-cell office:value-type="float" office:value="25156" table:style-name="ce2">
            <text:p>25156</text:p>
          </table:table-cell>
          <table:table-cell table:style-name="ce1"/>
          <table:table-cell office:value-type="string" table:style-name="ce1">
            <text:p>114.2830,22.5841</text:p>
          </table:table-cell>
          <table:table-cell table:style-name="ce1"/>
          <table:table-cell office:value-type="string" office:string-value="{'type': 'Feature', 'properties': {'name':'Yantian Huangdong','quantity':25156}, 'geometry': { 'type': 'Point', 'coordinates': [114.2830,22.5841] }}" table:formula="of:=CONCATENATE(&quot;{'type': 'Feature', 'properties': {'name':'&quot;;[.B14];&quot;','quantity':&quot;;[.D14];&quot;}, 'geometry': { 'type': 'Point', 'coordinates': [&quot;;[.F14];&quot;] }}&quot;)" table:style-name="ce1">
            <text:p>{'type': 'Feature', 'properties': {'name':'Yantian Huangdong','quantity':25156}, 'geometry': { 'type': 'Point', 'coordinates': [114.2830,22.5841] }}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orocco</text:p>
          </table:table-cell>
          <table:table-cell office:value-type="float" office:value="23823" table:style-name="ce2">
            <text:p>23823</text:p>
          </table:table-cell>
          <table:table-cell table:style-name="ce1"/>
          <table:table-cell office:value-type="string" table:style-name="ce1">
            <text:p>-5.4972579,35.893452</text:p>
          </table:table-cell>
          <table:table-cell table:style-name="ce1"/>
          <table:table-cell office:value-type="string" office:string-value="{'type': 'Feature', 'properties': {'name':'Casablanca','quantity':23823}, 'geometry': { 'type': 'Point', 'coordinates': [-5.4972579,35.893452] }}" table:formula="of:=CONCATENATE(&quot;{'type': 'Feature', 'properties': {'name':'&quot;;[.B15];&quot;','quantity':&quot;;[.D15];&quot;}, 'geometry': { 'type': 'Point', 'coordinates': [&quot;;[.F15];&quot;] }}&quot;)" table:style-name="ce1">
            <text:p>{'type': 'Feature', 'properties': {'name':'Casablanca','quantity':23823}, 'geometry': { 'type': 'Point', 'coordinates': [-5.4972579,35.893452] }}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United States of America</text:p>
          </table:table-cell>
          <table:table-cell office:value-type="float" office:value="23627" table:style-name="ce2">
            <text:p>23627</text:p>
          </table:table-cell>
          <table:table-cell table:style-name="ce1"/>
          <table:table-cell office:value-type="string" table:style-name="ce1">
            <text:p>-73.9796,40.6979</text:p>
          </table:table-cell>
          <table:table-cell table:style-name="ce1"/>
          <table:table-cell office:value-type="string" office:string-value="{'type': 'Feature', 'properties': {'name':'New York','quantity':23627}, 'geometry': { 'type': 'Point', 'coordinates': [-73.9796,40.6979] }}" table:formula="of:=CONCATENATE(&quot;{'type': 'Feature', 'properties': {'name':'&quot;;[.B16];&quot;','quantity':&quot;;[.D16];&quot;}, 'geometry': { 'type': 'Point', 'coordinates': [&quot;;[.F16];&quot;] }}&quot;)" table:style-name="ce1">
            <text:p>{'type': 'Feature', 'properties': {'name':'New York','quantity':23627}, 'geometry': { 'type': 'Point', 'coordinates': [-73.9796,40.6979] }}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lger</text:p>
          </table:table-cell>
          <table:table-cell office:value-type="string" table:style-name="ce1">
            <text:p>Algeria</text:p>
          </table:table-cell>
          <table:table-cell office:value-type="float" office:value="22005" table:style-name="ce2">
            <text:p>22005</text:p>
          </table:table-cell>
          <table:table-cell table:style-name="ce1"/>
          <table:table-cell office:value-type="string" table:style-name="ce1">
            <text:p>3.0601,36.7753</text:p>
          </table:table-cell>
          <table:table-cell table:style-name="ce1"/>
          <table:table-cell office:value-type="string" office:string-value="{'type': 'Feature', 'properties': {'name':'Alger','quantity':22005}, 'geometry': { 'type': 'Point', 'coordinates': [3.0601,36.7753] }}" table:formula="of:=CONCATENATE(&quot;{'type': 'Feature', 'properties': {'name':'&quot;;[.B17];&quot;','quantity':&quot;;[.D17];&quot;}, 'geometry': { 'type': 'Point', 'coordinates': [&quot;;[.F17];&quot;] }}&quot;)" table:style-name="ce1">
            <text:p>{'type': 'Feature', 'properties': {'name':'Alger','quantity':22005}, 'geometry': { 'type': 'Point', 'coordinates': [3.0601,36.7753] }}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Tanjong Pelepas</text:p>
          </table:table-cell>
          <table:table-cell office:value-type="string" table:style-name="ce1">
            <text:p>Malaysia</text:p>
          </table:table-cell>
          <table:table-cell office:value-type="float" office:value="21105" table:style-name="ce2">
            <text:p>21105</text:p>
          </table:table-cell>
          <table:table-cell table:style-name="ce1"/>
          <table:table-cell office:value-type="string" table:style-name="ce1">
            <text:p>103.5541,1.3639</text:p>
          </table:table-cell>
          <table:table-cell table:style-name="ce1"/>
          <table:table-cell office:value-type="string" office:string-value="{'type': 'Feature', 'properties': {'name':'Tanjong Pelepas','quantity':21105}, 'geometry': { 'type': 'Point', 'coordinates': [103.5541,1.3639] }}" table:formula="of:=CONCATENATE(&quot;{'type': 'Feature', 'properties': {'name':'&quot;;[.B18];&quot;','quantity':&quot;;[.D18];&quot;}, 'geometry': { 'type': 'Point', 'coordinates': [&quot;;[.F18];&quot;] }}&quot;)" table:style-name="ce1">
            <text:p>{'type': 'Feature', 'properties': {'name':'Tanjong Pelepas','quantity':21105}, 'geometry': { 'type': 'Point', 'coordinates': [103.5541,1.3639] }}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Khor al Fakkan</text:p>
          </table:table-cell>
          <table:table-cell office:value-type="string" table:style-name="ce1">
            <text:p>United Arab Emirates</text:p>
          </table:table-cell>
          <table:table-cell office:value-type="float" office:value="20396" table:style-name="ce2">
            <text:p>20396</text:p>
          </table:table-cell>
          <table:table-cell table:style-name="ce1"/>
          <table:table-cell office:value-type="string" table:style-name="ce1">
            <text:p>56.3709,25.3584</text:p>
          </table:table-cell>
          <table:table-cell table:style-name="ce1"/>
          <table:table-cell office:value-type="string" office:string-value="{'type': 'Feature', 'properties': {'name':'Khor al Fakkan','quantity':20396}, 'geometry': { 'type': 'Point', 'coordinates': [56.3709,25.3584] }}" table:formula="of:=CONCATENATE(&quot;{'type': 'Feature', 'properties': {'name':'&quot;;[.B19];&quot;','quantity':&quot;;[.D19];&quot;}, 'geometry': { 'type': 'Point', 'coordinates': [&quot;;[.F19];&quot;] }}&quot;)" table:style-name="ce1">
            <text:p>{'type': 'Feature', 'properties': {'name':'Khor al Fakkan','quantity':20396}, 'geometry': { 'type': 'Point', 'coordinates': [56.3709,25.3584] }}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Kaohsiung</text:p>
          </table:table-cell>
          <table:table-cell office:value-type="string" table:style-name="ce1">
            <text:p>Taiwan</text:p>
          </table:table-cell>
          <table:table-cell office:value-type="float" office:value="20021" table:style-name="ce2">
            <text:p>20021</text:p>
          </table:table-cell>
          <table:table-cell table:style-name="ce1"/>
          <table:table-cell office:value-type="string" table:style-name="ce1">
            <text:p>120.2893,22.6015</text:p>
          </table:table-cell>
          <table:table-cell table:style-name="ce1"/>
          <table:table-cell office:value-type="string" office:string-value="{'type': 'Feature', 'properties': {'name':'Kaohsiung','quantity':20021}, 'geometry': { 'type': 'Point', 'coordinates': [120.2893,22.6015] }}" table:formula="of:=CONCATENATE(&quot;{'type': 'Feature', 'properties': {'name':'&quot;;[.B20];&quot;','quantity':&quot;;[.D20];&quot;}, 'geometry': { 'type': 'Point', 'coordinates': [&quot;;[.F20];&quot;] }}&quot;)" table:style-name="ce1">
            <text:p>{'type': 'Feature', 'properties': {'name':'Kaohsiung','quantity':20021}, 'geometry': { 'type': 'Point', 'coordinates': [120.2893,22.6015] }}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Spain</text:p>
          </table:table-cell>
          <table:table-cell office:value-type="float" office:value="19933" table:style-name="ce2">
            <text:p>19933</text:p>
          </table:table-cell>
          <table:table-cell table:style-name="ce1"/>
          <table:table-cell office:value-type="string" table:style-name="ce1">
            <text:p>-0.3525,39.4228</text:p>
          </table:table-cell>
          <table:table-cell table:style-name="ce1"/>
          <table:table-cell office:value-type="string" office:string-value="{'type': 'Feature', 'properties': {'name':'Valencia','quantity':19933}, 'geometry': { 'type': 'Point', 'coordinates': [-0.3525,39.4228] }}" table:formula="of:=CONCATENATE(&quot;{'type': 'Feature', 'properties': {'name':'&quot;;[.B21];&quot;','quantity':&quot;;[.D21];&quot;}, 'geometry': { 'type': 'Point', 'coordinates': [&quot;;[.F21];&quot;] }}&quot;)" table:style-name="ce1">
            <text:p>{'type': 'Feature', 'properties': {'name':'Valencia','quantity':19933}, 'geometry': { 'type': 'Point', 'coordinates': [-0.3525,39.4228] }}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alta</text:p>
          </table:table-cell>
          <table:table-cell office:value-type="float" office:value="19362" table:style-name="ce2">
            <text:p>19362</text:p>
          </table:table-cell>
          <table:table-cell table:style-name="ce1"/>
          <table:table-cell office:value-type="string" table:style-name="ce1">
            <text:p>14.5244,35.9180</text:p>
          </table:table-cell>
          <table:table-cell table:style-name="ce1"/>
          <table:table-cell office:value-type="string" office:string-value="{'type': 'Feature', 'properties': {'name':'Malta','quantity':19362}, 'geometry': { 'type': 'Point', 'coordinates': [14.5244,35.9180] }}" table:formula="of:=CONCATENATE(&quot;{'type': 'Feature', 'properties': {'name':'&quot;;[.B22];&quot;','quantity':&quot;;[.D22];&quot;}, 'geometry': { 'type': 'Point', 'coordinates': [&quot;;[.F22];&quot;] }}&quot;)" table:style-name="ce1">
            <text:p>{'type': 'Feature', 'properties': {'name':'Malta','quantity':19362}, 'geometry': { 'type': 'Point', 'coordinates': [14.5244,35.9180] }}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Haifa</text:p>
          </table:table-cell>
          <table:table-cell office:value-type="string" table:style-name="ce1">
            <text:p>Israel</text:p>
          </table:table-cell>
          <table:table-cell office:value-type="float" office:value="17005" table:style-name="ce2">
            <text:p>17005</text:p>
          </table:table-cell>
          <table:table-cell table:style-name="ce1"/>
          <table:table-cell office:value-type="string" table:style-name="ce1">
            <text:p>34.9885,32.8184</text:p>
          </table:table-cell>
          <table:table-cell table:style-name="ce1"/>
          <table:table-cell office:value-type="string" office:string-value="{'type': 'Feature', 'properties': {'name':'Haifa','quantity':17005}, 'geometry': { 'type': 'Point', 'coordinates': [34.9885,32.8184] }}" table:formula="of:=CONCATENATE(&quot;{'type': 'Feature', 'properties': {'name':'&quot;;[.B23];&quot;','quantity':&quot;;[.D23];&quot;}, 'geometry': { 'type': 'Point', 'coordinates': [&quot;;[.F23];&quot;] }}&quot;)" table:style-name="ce1">
            <text:p>{'type': 'Feature', 'properties': {'name':'Haifa','quantity':17005}, 'geometry': { 'type': 'Point', 'coordinates': [34.9885,32.8184] }}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Jebel Ali</text:p>
          </table:table-cell>
          <table:table-cell office:value-type="string" table:style-name="ce1">
            <text:p>United Arab Emirates</text:p>
          </table:table-cell>
          <table:table-cell office:value-type="float" office:value="16818" table:style-name="ce2">
            <text:p>16818</text:p>
          </table:table-cell>
          <table:table-cell table:style-name="ce1"/>
          <table:table-cell office:value-type="string" table:style-name="ce1">
            <text:p>55.0687,24.9959</text:p>
          </table:table-cell>
          <table:table-cell table:style-name="ce1"/>
          <table:table-cell office:value-type="string" office:string-value="{'type': 'Feature', 'properties': {'name':'Jebel Ali','quantity':16818}, 'geometry': { 'type': 'Point', 'coordinates': [55.0687,24.9959] }}" table:formula="of:=CONCATENATE(&quot;{'type': 'Feature', 'properties': {'name':'&quot;;[.B24];&quot;','quantity':&quot;;[.D24];&quot;}, 'geometry': { 'type': 'Point', 'coordinates': [&quot;;[.F24];&quot;] }}&quot;)" table:style-name="ce1">
            <text:p>{'type': 'Feature', 'properties': {'name':'Jebel Ali','quantity':16818}, 'geometry': { 'type': 'Point', 'coordinates': [55.0687,24.9959] }}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avannah</text:p>
          </table:table-cell>
          <table:table-cell office:value-type="string" table:style-name="ce1">
            <text:p>United States of America</text:p>
          </table:table-cell>
          <table:table-cell office:value-type="float" office:value="16353" table:style-name="ce2">
            <text:p>16353</text:p>
          </table:table-cell>
          <table:table-cell table:style-name="ce1"/>
          <table:table-cell office:value-type="string" table:style-name="ce1">
            <text:p>-81.0980,31.9996</text:p>
          </table:table-cell>
          <table:table-cell table:style-name="ce1"/>
          <table:table-cell office:value-type="string" office:string-value="{'type': 'Feature', 'properties': {'name':'Savannah','quantity':16353}, 'geometry': { 'type': 'Point', 'coordinates': [-81.0980,31.9996] }}" table:formula="of:=CONCATENATE(&quot;{'type': 'Feature', 'properties': {'name':'&quot;;[.B25];&quot;','quantity':&quot;;[.D25];&quot;}, 'geometry': { 'type': 'Point', 'coordinates': [&quot;;[.F25];&quot;] }}&quot;)" table:style-name="ce1">
            <text:p>{'type': 'Feature', 'properties': {'name':'Savannah','quantity':16353}, 'geometry': { 'type': 'Point', 'coordinates': [-81.0980,31.9996] }}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hekou</text:p>
          </table:table-cell>
          <table:table-cell office:value-type="string" table:style-name="ce1">
            <text:p>China</text:p>
          </table:table-cell>
          <table:table-cell office:value-type="float" office:value="15395" table:style-name="ce2">
            <text:p>15395</text:p>
          </table:table-cell>
          <table:table-cell table:style-name="ce1"/>
          <table:table-cell office:value-type="string" table:style-name="ce1">
            <text:p>113.9161,22.4715</text:p>
          </table:table-cell>
          <table:table-cell table:style-name="ce1"/>
          <table:table-cell office:value-type="string" office:string-value="{'type': 'Feature', 'properties': {'name':'Shekou','quantity':15395}, 'geometry': { 'type': 'Point', 'coordinates': [113.9161,22.4715] }}" table:formula="of:=CONCATENATE(&quot;{'type': 'Feature', 'properties': {'name':'&quot;;[.B26];&quot;','quantity':&quot;;[.D26];&quot;}, 'geometry': { 'type': 'Point', 'coordinates': [&quot;;[.F26];&quot;] }}&quot;)" table:style-name="ce1">
            <text:p>{'type': 'Feature', 'properties': {'name':'Shekou','quantity':15395}, 'geometry': { 'type': 'Point', 'coordinates': [113.9161,22.4715] }}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Spain</text:p>
          </table:table-cell>
          <table:table-cell office:value-type="float" office:value="14962" table:style-name="ce2">
            <text:p>14962</text:p>
          </table:table-cell>
          <table:table-cell table:style-name="ce1"/>
          <table:table-cell office:value-type="string" table:style-name="ce1">
            <text:p>2.1889,41.3996</text:p>
          </table:table-cell>
          <table:table-cell table:style-name="ce1"/>
          <table:table-cell office:value-type="string" office:string-value="{'type': 'Feature', 'properties': {'name':'Barcelona','quantity':14962}, 'geometry': { 'type': 'Point', 'coordinates': [2.1889,41.3996] }}" table:formula="of:=CONCATENATE(&quot;{'type': 'Feature', 'properties': {'name':'&quot;;[.B27];&quot;','quantity':&quot;;[.D27];&quot;}, 'geometry': { 'type': 'Point', 'coordinates': [&quot;;[.F27];&quot;] }}&quot;)" table:style-name="ce1">
            <text:p>{'type': 'Feature', 'properties': {'name':'Barcelona','quantity':14962}, 'geometry': { 'type': 'Point', 'coordinates': [2.1889,41.3996] }}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Port Said</text:p>
          </table:table-cell>
          <table:table-cell office:value-type="string" table:style-name="ce1">
            <text:p>Egypt</text:p>
          </table:table-cell>
          <table:table-cell office:value-type="float" office:value="14359" table:style-name="ce2">
            <text:p>14359</text:p>
          </table:table-cell>
          <table:table-cell table:style-name="ce1"/>
          <table:table-cell office:value-type="string" table:style-name="ce1">
            <text:p>32.3192,31.2567</text:p>
          </table:table-cell>
          <table:table-cell table:style-name="ce1"/>
          <table:table-cell office:value-type="string" office:string-value="{'type': 'Feature', 'properties': {'name':'Port Said','quantity':14359}, 'geometry': { 'type': 'Point', 'coordinates': [32.3192,31.2567] }}" table:formula="of:=CONCATENATE(&quot;{'type': 'Feature', 'properties': {'name':'&quot;;[.B28];&quot;','quantity':&quot;;[.D28];&quot;}, 'geometry': { 'type': 'Point', 'coordinates': [&quot;;[.F28];&quot;] }}&quot;)" table:style-name="ce1">
            <text:p>{'type': 'Feature', 'properties': {'name':'Port Said','quantity':14359}, 'geometry': { 'type': 'Point', 'coordinates': [32.3192,31.2567] }}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Damietta</text:p>
          </table:table-cell>
          <table:table-cell office:value-type="string" table:style-name="ce1">
            <text:p>Egypt</text:p>
          </table:table-cell>
          <table:table-cell office:value-type="float" office:value="13479" table:style-name="ce2">
            <text:p>13479</text:p>
          </table:table-cell>
          <table:table-cell table:style-name="ce1"/>
          <table:table-cell office:value-type="string" table:style-name="ce1">
            <text:p>31.82137,31.41674</text:p>
          </table:table-cell>
          <table:table-cell table:style-name="ce1"/>
          <table:table-cell office:value-type="string" office:string-value="{'type': 'Feature', 'properties': {'name':'Damietta','quantity':13479}, 'geometry': { 'type': 'Point', 'coordinates': [31.82137,31.41674] }}" table:formula="of:=CONCATENATE(&quot;{'type': 'Feature', 'properties': {'name':'&quot;;[.B29];&quot;','quantity':&quot;;[.D29];&quot;}, 'geometry': { 'type': 'Point', 'coordinates': [&quot;;[.F29];&quot;] }}&quot;)" table:style-name="ce1">
            <text:p>{'type': 'Feature', 'properties': {'name':'Damietta','quantity':13479}, 'geometry': { 'type': 'Point', 'coordinates': [31.82137,31.41674] }}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Port Kelang</text:p>
          </table:table-cell>
          <table:table-cell office:value-type="string" table:style-name="ce1">
            <text:p>Malaysia</text:p>
          </table:table-cell>
          <table:table-cell office:value-type="float" office:value="12627" table:style-name="ce2">
            <text:p>12627</text:p>
          </table:table-cell>
          <table:table-cell table:style-name="ce1"/>
          <table:table-cell office:value-type="string" table:style-name="ce1">
            <text:p>101.3006,2.9410</text:p>
          </table:table-cell>
          <table:table-cell table:style-name="ce1"/>
          <table:table-cell office:value-type="string" office:string-value="{'type': 'Feature', 'properties': {'name':'Port Kelang','quantity':12627}, 'geometry': { 'type': 'Point', 'coordinates': [101.3006,2.9410] }}" table:formula="of:=CONCATENATE(&quot;{'type': 'Feature', 'properties': {'name':'&quot;;[.B30];&quot;','quantity':&quot;;[.D30];&quot;}, 'geometry': { 'type': 'Point', 'coordinates': [&quot;;[.F30];&quot;] }}&quot;)" table:style-name="ce1">
            <text:p>{'type': 'Feature', 'properties': {'name':'Port Kelang','quantity':12627}, 'geometry': { 'type': 'Point', 'coordinates': [101.3006,2.9410] }}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Turkey</text:p>
          </table:table-cell>
          <table:table-cell office:value-type="float" office:value="12621" table:style-name="ce2">
            <text:p>12621</text:p>
          </table:table-cell>
          <table:table-cell table:style-name="ce1"/>
          <table:table-cell office:value-type="string" table:style-name="ce1">
            <text:p>28.9652,41.0096</text:p>
          </table:table-cell>
          <table:table-cell table:style-name="ce1"/>
          <table:table-cell office:value-type="string" office:string-value="{'type': 'Feature', 'properties': {'name':'Istanbul','quantity':12621}, 'geometry': { 'type': 'Point', 'coordinates': [28.9652,41.0096] }}" table:formula="of:=CONCATENATE(&quot;{'type': 'Feature', 'properties': {'name':'&quot;;[.B31];&quot;','quantity':&quot;;[.D31];&quot;}, 'geometry': { 'type': 'Point', 'coordinates': [&quot;;[.F31];&quot;] }}&quot;)" table:style-name="ce1">
            <text:p>{'type': 'Feature', 'properties': {'name':'Istanbul','quantity':12621}, 'geometry': { 'type': 'Point', 'coordinates': [28.9652,41.0096] }}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Newark</text:p>
          </table:table-cell>
          <table:table-cell office:value-type="string" table:style-name="ce1">
            <text:p>United States of America</text:p>
          </table:table-cell>
          <table:table-cell office:value-type="float" office:value="12520" table:style-name="ce2">
            <text:p>12520</text:p>
          </table:table-cell>
          <table:table-cell table:style-name="ce1"/>
          <table:table-cell office:value-type="string" table:style-name="ce1">
            <text:p>-74.1821,40.7310</text:p>
          </table:table-cell>
          <table:table-cell table:style-name="ce1"/>
          <table:table-cell office:value-type="string" office:string-value="{'type': 'Feature', 'properties': {'name':'Newark','quantity':12520}, 'geometry': { 'type': 'Point', 'coordinates': [-74.1821,40.7310] }}" table:formula="of:=CONCATENATE(&quot;{'type': 'Feature', 'properties': {'name':'&quot;;[.B32];&quot;','quantity':&quot;;[.D32];&quot;}, 'geometry': { 'type': 'Point', 'coordinates': [&quot;;[.F32];&quot;] }}&quot;)" table:style-name="ce1">
            <text:p>{'type': 'Feature', 'properties': {'name':'Newark','quantity':12520}, 'geometry': { 'type': 'Point', 'coordinates': [-74.1821,40.7310] }}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Jawaharlal Neru (Nhava Sheva)</text:p>
          </table:table-cell>
          <table:table-cell office:value-type="string" table:style-name="ce1">
            <text:p>India</text:p>
          </table:table-cell>
          <table:table-cell office:value-type="float" office:value="12513" table:style-name="ce2">
            <text:p>12513</text:p>
          </table:table-cell>
          <table:table-cell table:style-name="ce1"/>
          <table:table-cell office:value-type="string" table:style-name="ce1">
            <text:p>72.9644,18.9629</text:p>
          </table:table-cell>
          <table:table-cell table:style-name="ce1"/>
          <table:table-cell office:value-type="string" office:string-value="{'type': 'Feature', 'properties': {'name':'Jawaharlal Neru (Nhava Sheva)','quantity':12513}, 'geometry': { 'type': 'Point', 'coordinates': [72.9644,18.9629] }}" table:formula="of:=CONCATENATE(&quot;{'type': 'Feature', 'properties': {'name':'&quot;;[.B33];&quot;','quantity':&quot;;[.D33];&quot;}, 'geometry': { 'type': 'Point', 'coordinates': [&quot;;[.F33];&quot;] }}&quot;)" table:style-name="ce1">
            <text:p>{'type': 'Feature', 'properties': {'name':'Jawaharlal Neru (Nhava Sheva)','quantity':12513}, 'geometry': { 'type': 'Point', 'coordinates': [72.9644,18.9629] }}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Tripoli</text:p>
          </table:table-cell>
          <table:table-cell office:value-type="string" table:style-name="ce1">
            <text:p>Libya</text:p>
          </table:table-cell>
          <table:table-cell office:value-type="float" office:value="12391" table:style-name="ce2">
            <text:p>12391</text:p>
          </table:table-cell>
          <table:table-cell table:style-name="ce1"/>
          <table:table-cell office:value-type="string" table:style-name="ce1">
            <text:p>13.1800117,32.8925000</text:p>
          </table:table-cell>
          <table:table-cell table:style-name="ce1"/>
          <table:table-cell office:value-type="string" office:string-value="{'type': 'Feature', 'properties': {'name':'Tripoli','quantity':12391}, 'geometry': { 'type': 'Point', 'coordinates': [13.1800117,32.8925000] }}" table:formula="of:=CONCATENATE(&quot;{'type': 'Feature', 'properties': {'name':'&quot;;[.B34];&quot;','quantity':&quot;;[.D34];&quot;}, 'geometry': { 'type': 'Point', 'coordinates': [&quot;;[.F34];&quot;] }}&quot;)" table:style-name="ce1">
            <text:p>{'type': 'Feature', 'properties': {'name':'Tripoli','quantity':12391}, 'geometry': { 'type': 'Point', 'coordinates': [13.1800117,32.8925000] }}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Las Palmas</text:p>
          </table:table-cell>
          <table:table-cell office:value-type="string" table:style-name="ce1">
            <text:p>Spain</text:p>
          </table:table-cell>
          <table:table-cell office:value-type="float" office:value="12044" table:style-name="ce2">
            <text:p>12044</text:p>
          </table:table-cell>
          <table:table-cell table:style-name="ce1"/>
          <table:table-cell office:value-type="string" table:style-name="ce1">
            <text:p>-15.4357,28.0514</text:p>
          </table:table-cell>
          <table:table-cell table:style-name="ce1"/>
          <table:table-cell office:value-type="string" office:string-value="{'type': 'Feature', 'properties': {'name':'Las Palmas','quantity':12044}, 'geometry': { 'type': 'Point', 'coordinates': [-15.4357,28.0514] }}" table:formula="of:=CONCATENATE(&quot;{'type': 'Feature', 'properties': {'name':'&quot;;[.B35];&quot;','quantity':&quot;;[.D35];&quot;}, 'geometry': { 'type': 'Point', 'coordinates': [&quot;;[.F35];&quot;] }}&quot;)" table:style-name="ce1">
            <text:p>{'type': 'Feature', 'properties': {'name':'Las Palmas','quantity':12044}, 'geometry': { 'type': 'Point', 'coordinates': [-15.4357,28.0514] }}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Houston</text:p>
          </table:table-cell>
          <table:table-cell office:value-type="string" table:style-name="ce1">
            <text:p>United States of America</text:p>
          </table:table-cell>
          <table:table-cell office:value-type="float" office:value="12041" table:style-name="ce2">
            <text:p>12041</text:p>
          </table:table-cell>
          <table:table-cell table:style-name="ce1"/>
          <table:table-cell office:value-type="string" table:style-name="ce1">
            <text:p>-94.9171,29.7232</text:p>
          </table:table-cell>
          <table:table-cell table:style-name="ce1"/>
          <table:table-cell office:value-type="string" office:string-value="{'type': 'Feature', 'properties': {'name':'Houston','quantity':12041}, 'geometry': { 'type': 'Point', 'coordinates': [-94.9171,29.7232] }}" table:formula="of:=CONCATENATE(&quot;{'type': 'Feature', 'properties': {'name':'&quot;;[.B36];&quot;','quantity':&quot;;[.D36];&quot;}, 'geometry': { 'type': 'Point', 'coordinates': [&quot;;[.F36];&quot;] }}&quot;)" table:style-name="ce1">
            <text:p>{'type': 'Feature', 'properties': {'name':'Houston','quantity':12041}, 'geometry': { 'type': 'Point', 'coordinates': [-94.9171,29.7232] }}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bidjan</text:p>
          </table:table-cell>
          <table:table-cell office:value-type="string" table:style-name="ce1">
            <text:p>Ivory Coast</text:p>
          </table:table-cell>
          <table:table-cell office:value-type="float" office:value="10985" table:style-name="ce2">
            <text:p>10985</text:p>
          </table:table-cell>
          <table:table-cell table:style-name="ce1"/>
          <table:table-cell office:value-type="string" table:style-name="ce1">
            <text:p>9.76998734,1.87000083</text:p>
          </table:table-cell>
          <table:table-cell table:style-name="ce1"/>
          <table:table-cell office:value-type="string" office:string-value="{'type': 'Feature', 'properties': {'name':'Abidjan','quantity':10985}, 'geometry': { 'type': 'Point', 'coordinates': [9.76998734,1.87000083] }}" table:formula="of:=CONCATENATE(&quot;{'type': 'Feature', 'properties': {'name':'&quot;;[.B37];&quot;','quantity':&quot;;[.D37];&quot;}, 'geometry': { 'type': 'Point', 'coordinates': [&quot;;[.F37];&quot;] }}&quot;)" table:style-name="ce1">
            <text:p>{'type': 'Feature', 'properties': {'name':'Abidjan','quantity':10985}, 'geometry': { 'type': 'Point', 'coordinates': [9.76998734,1.87000083] }}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Qingdao</text:p>
          </table:table-cell>
          <table:table-cell office:value-type="string" table:style-name="ce1">
            <text:p>China</text:p>
          </table:table-cell>
          <table:table-cell office:value-type="float" office:value="10860" table:style-name="ce2">
            <text:p>10860</text:p>
          </table:table-cell>
          <table:table-cell table:style-name="ce1"/>
          <table:table-cell office:value-type="string" table:style-name="ce1">
            <text:p>120.3189,36.0696</text:p>
          </table:table-cell>
          <table:table-cell table:style-name="ce1"/>
          <table:table-cell office:value-type="string" office:string-value="{'type': 'Feature', 'properties': {'name':'Qingdao','quantity':10860}, 'geometry': { 'type': 'Point', 'coordinates': [120.3189,36.0696] }}" table:formula="of:=CONCATENATE(&quot;{'type': 'Feature', 'properties': {'name':'&quot;;[.B38];&quot;','quantity':&quot;;[.D38];&quot;}, 'geometry': { 'type': 'Point', 'coordinates': [&quot;;[.F38];&quot;] }}&quot;)" table:style-name="ce1">
            <text:p>{'type': 'Feature', 'properties': {'name':'Qingdao','quantity':10860}, 'geometry': { 'type': 'Point', 'coordinates': [120.3189,36.0696] }}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Italy</text:p>
          </table:table-cell>
          <table:table-cell office:value-type="float" office:value="10804" table:style-name="ce2">
            <text:p>10804</text:p>
          </table:table-cell>
          <table:table-cell table:style-name="ce1"/>
          <table:table-cell office:value-type="string" table:style-name="ce1">
            <text:p>14.2461,40.8529</text:p>
          </table:table-cell>
          <table:table-cell table:style-name="ce1"/>
          <table:table-cell office:value-type="string" office:string-value="{'type': 'Feature', 'properties': {'name':'Napoli','quantity':10804}, 'geometry': { 'type': 'Point', 'coordinates': [14.2461,40.8529] }}" table:formula="of:=CONCATENATE(&quot;{'type': 'Feature', 'properties': {'name':'&quot;;[.B39];&quot;','quantity':&quot;;[.D39];&quot;}, 'geometry': { 'type': 'Point', 'coordinates': [&quot;;[.F39];&quot;] }}&quot;)" table:style-name="ce1">
            <text:p>{'type': 'Feature', 'properties': {'name':'Napoli','quantity':10804}, 'geometry': { 'type': 'Point', 'coordinates': [14.2461,40.8529] }}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Xiamen</text:p>
          </table:table-cell>
          <table:table-cell office:value-type="string" table:style-name="ce1">
            <text:p>China</text:p>
          </table:table-cell>
          <table:table-cell office:value-type="float" office:value="10649" table:style-name="ce2">
            <text:p>10649</text:p>
          </table:table-cell>
          <table:table-cell table:style-name="ce1"/>
          <table:table-cell office:value-type="string" table:style-name="ce1">
            <text:p>118.1537,24.5029</text:p>
          </table:table-cell>
          <table:table-cell table:style-name="ce1"/>
          <table:table-cell office:value-type="string" office:string-value="{'type': 'Feature', 'properties': {'name':'Xiamen','quantity':10649}, 'geometry': { 'type': 'Point', 'coordinates': [118.1537,24.5029] }}" table:formula="of:=CONCATENATE(&quot;{'type': 'Feature', 'properties': {'name':'&quot;;[.B40];&quot;','quantity':&quot;;[.D40];&quot;}, 'geometry': { 'type': 'Point', 'coordinates': [&quot;;[.F40];&quot;] }}&quot;)" table:style-name="ce1">
            <text:p>{'type': 'Feature', 'properties': {'name':'Xiamen','quantity':10649}, 'geometry': { 'type': 'Point', 'coordinates': [118.1537,24.5029] }}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Santos</text:p>
          </table:table-cell>
          <table:table-cell office:value-type="string" table:style-name="ce1">
            <text:p>Brazil</text:p>
          </table:table-cell>
          <table:table-cell office:value-type="float" office:value="10169" table:style-name="ce2">
            <text:p>10169</text:p>
          </table:table-cell>
          <table:table-cell table:style-name="ce1"/>
          <table:table-cell office:value-type="string" table:style-name="ce1">
            <text:p>-46.2900,-23.8643</text:p>
          </table:table-cell>
          <table:table-cell table:style-name="ce1"/>
          <table:table-cell office:value-type="string" office:string-value="{'type': 'Feature', 'properties': {'name':'Santos','quantity':10169}, 'geometry': { 'type': 'Point', 'coordinates': [-46.2900,-23.8643] }}" table:formula="of:=CONCATENATE(&quot;{'type': 'Feature', 'properties': {'name':'&quot;;[.B41];&quot;','quantity':&quot;;[.D41];&quot;}, 'geometry': { 'type': 'Point', 'coordinates': [&quot;;[.F41];&quot;] }}&quot;)" table:style-name="ce1">
            <text:p>{'type': 'Feature', 'properties': {'name':'Santos','quantity':10169}, 'geometry': { 'type': 'Point', 'coordinates': [-46.2900,-23.8643] }}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Chiwan</text:p>
          </table:table-cell>
          <table:table-cell office:value-type="string" table:style-name="ce1">
            <text:p>China</text:p>
          </table:table-cell>
          <table:table-cell office:value-type="float" office:value="9913" table:style-name="ce2">
            <text:p>9913</text:p>
          </table:table-cell>
          <table:table-cell table:style-name="ce1"/>
          <table:table-cell office:value-type="string" table:style-name="ce1">
            <text:p>113.8925745,22.4823134</text:p>
          </table:table-cell>
          <table:table-cell table:style-name="ce1"/>
          <table:table-cell office:value-type="string" office:string-value="{'type': 'Feature', 'properties': {'name':'Chiwan','quantity':9913}, 'geometry': { 'type': 'Point', 'coordinates': [113.8925745,22.4823134] }}" table:formula="of:=CONCATENATE(&quot;{'type': 'Feature', 'properties': {'name':'&quot;;[.B42];&quot;','quantity':&quot;;[.D42];&quot;}, 'geometry': { 'type': 'Point', 'coordinates': [&quot;;[.F42];&quot;] }}&quot;)" table:style-name="ce1">
            <text:p>{'type': 'Feature', 'properties': {'name':'Chiwan','quantity':9913}, 'geometry': { 'type': 'Point', 'coordinates': [113.8925745,22.4823134] }}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lombo</text:p>
          </table:table-cell>
          <table:table-cell office:value-type="string" table:style-name="ce1">
            <text:p>Sri Lanka</text:p>
          </table:table-cell>
          <table:table-cell office:value-type="float" office:value="9501" table:style-name="ce2">
            <text:p>9501</text:p>
          </table:table-cell>
          <table:table-cell table:style-name="ce1"/>
          <table:table-cell office:value-type="string" table:style-name="ce1">
            <text:p>79.8532704,6.934287</text:p>
          </table:table-cell>
          <table:table-cell table:style-name="ce1"/>
          <table:table-cell office:value-type="string" office:string-value="{'type': 'Feature', 'properties': {'name':'Colombo','quantity':9501}, 'geometry': { 'type': 'Point', 'coordinates': [79.8532704,6.934287] }}" table:formula="of:=CONCATENATE(&quot;{'type': 'Feature', 'properties': {'name':'&quot;;[.B43];&quot;','quantity':&quot;;[.D43];&quot;}, 'geometry': { 'type': 'Point', 'coordinates': [&quot;;[.F43];&quot;] }}&quot;)" table:style-name="ce1">
            <text:p>{'type': 'Feature', 'properties': {'name':'Colombo','quantity':9501}, 'geometry': { 'type': 'Point', 'coordinates': [79.8532704,6.934287] }}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Gemlik</text:p>
          </table:table-cell>
          <table:table-cell office:value-type="string" table:style-name="ce1">
            <text:p>Turkey</text:p>
          </table:table-cell>
          <table:table-cell office:value-type="float" office:value="9122" table:style-name="ce2">
            <text:p>9122</text:p>
          </table:table-cell>
          <table:table-cell table:style-name="ce1"/>
          <table:table-cell office:value-type="string" table:style-name="ce1">
            <text:p>29.15707,40.43017</text:p>
          </table:table-cell>
          <table:table-cell table:style-name="ce1"/>
          <table:table-cell office:value-type="string" office:string-value="{'type': 'Feature', 'properties': {'name':'Gemlik','quantity':9122}, 'geometry': { 'type': 'Point', 'coordinates': [29.15707,40.43017] }}" table:formula="of:=CONCATENATE(&quot;{'type': 'Feature', 'properties': {'name':'&quot;;[.B44];&quot;','quantity':&quot;;[.D44];&quot;}, 'geometry': { 'type': 'Point', 'coordinates': [&quot;;[.F44];&quot;] }}&quot;)" table:style-name="ce1">
            <text:p>{'type': 'Feature', 'properties': {'name':'Gemlik','quantity':9122}, 'geometry': { 'type': 'Point', 'coordinates': [29.15707,40.43017] }}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shdod</text:p>
          </table:table-cell>
          <table:table-cell office:value-type="string" table:style-name="ce1">
            <text:p>Israel</text:p>
          </table:table-cell>
          <table:table-cell office:value-type="float" office:value="8683" table:style-name="ce2">
            <text:p>8683</text:p>
          </table:table-cell>
          <table:table-cell table:style-name="ce1"/>
          <table:table-cell office:value-type="string" table:style-name="ce1">
            <text:p>34.6601,31.8493</text:p>
          </table:table-cell>
          <table:table-cell table:style-name="ce1"/>
          <table:table-cell office:value-type="string" office:string-value="{'type': 'Feature', 'properties': {'name':'Ashdod','quantity':8683}, 'geometry': { 'type': 'Point', 'coordinates': [34.6601,31.8493] }}" table:formula="of:=CONCATENATE(&quot;{'type': 'Feature', 'properties': {'name':'&quot;;[.B45];&quot;','quantity':&quot;;[.D45];&quot;}, 'geometry': { 'type': 'Point', 'coordinates': [&quot;;[.F45];&quot;] }}&quot;)" table:style-name="ce1">
            <text:p>{'type': 'Feature', 'properties': {'name':'Ashdod','quantity':8683}, 'geometry': { 'type': 'Point', 'coordinates': [34.6601,31.8493] }}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United States of America</text:p>
          </table:table-cell>
          <table:table-cell office:value-type="float" office:value="8613" table:style-name="ce2">
            <text:p>8613</text:p>
          </table:table-cell>
          <table:table-cell table:style-name="ce1"/>
          <table:table-cell office:value-type="string" table:style-name="ce1">
            <text:p>-118.2113,33.7673</text:p>
          </table:table-cell>
          <table:table-cell table:style-name="ce1"/>
          <table:table-cell office:value-type="string" office:string-value="{'type': 'Feature', 'properties': {'name':'Los Angeles','quantity':8613}, 'geometry': { 'type': 'Point', 'coordinates': [-118.2113,33.7673] }}" table:formula="of:=CONCATENATE(&quot;{'type': 'Feature', 'properties': {'name':'&quot;;[.B46];&quot;','quantity':&quot;;[.D46];&quot;}, 'geometry': { 'type': 'Point', 'coordinates': [&quot;;[.F46];&quot;] }}&quot;)" table:style-name="ce1">
            <text:p>{'type': 'Feature', 'properties': {'name':'Los Angeles','quantity':8613}, 'geometry': { 'type': 'Point', 'coordinates': [-118.2113,33.7673] }}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Beirut</text:p>
          </table:table-cell>
          <table:table-cell office:value-type="string" table:style-name="ce1">
            <text:p>Lebanon</text:p>
          </table:table-cell>
          <table:table-cell office:value-type="float" office:value="8420" table:style-name="ce2">
            <text:p>8420</text:p>
          </table:table-cell>
          <table:table-cell table:style-name="ce1"/>
          <table:table-cell office:value-type="string" table:style-name="ce1">
            <text:p>35.47843,33.8959203</text:p>
          </table:table-cell>
          <table:table-cell table:style-name="ce1"/>
          <table:table-cell office:value-type="string" office:string-value="{'type': 'Feature', 'properties': {'name':'Beirut','quantity':8420}, 'geometry': { 'type': 'Point', 'coordinates': [35.47843,33.8959203] }}" table:formula="of:=CONCATENATE(&quot;{'type': 'Feature', 'properties': {'name':'&quot;;[.B47];&quot;','quantity':&quot;;[.D47];&quot;}, 'geometry': { 'type': 'Point', 'coordinates': [&quot;;[.F47];&quot;] }}&quot;)" table:style-name="ce1">
            <text:p>{'type': 'Feature', 'properties': {'name':'Beirut','quantity':8420}, 'geometry': { 'type': 'Point', 'coordinates': [35.47843,33.8959203] }}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Port Sudan</text:p>
          </table:table-cell>
          <table:table-cell office:value-type="string" table:style-name="ce1">
            <text:p>Sudan</text:p>
          </table:table-cell>
          <table:table-cell office:value-type="float" office:value="8413" table:style-name="ce2">
            <text:p>8413</text:p>
          </table:table-cell>
          <table:table-cell table:style-name="ce1"/>
          <table:table-cell office:value-type="string" table:style-name="ce1">
            <text:p>28.0280638,-26.168098</text:p>
          </table:table-cell>
          <table:table-cell table:style-name="ce1"/>
          <table:table-cell office:value-type="string" office:string-value="{'type': 'Feature', 'properties': {'name':'Port Sudan','quantity':8413}, 'geometry': { 'type': 'Point', 'coordinates': [28.0280638,-26.168098] }}" table:formula="of:=CONCATENATE(&quot;{'type': 'Feature', 'properties': {'name':'&quot;;[.B48];&quot;','quantity':&quot;;[.D48];&quot;}, 'geometry': { 'type': 'Point', 'coordinates': [&quot;;[.F48];&quot;] }}&quot;)" table:style-name="ce1">
            <text:p>{'type': 'Feature', 'properties': {'name':'Port Sudan','quantity':8413}, 'geometry': { 'type': 'Point', 'coordinates': [28.0280638,-26.168098] }}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isurata</text:p>
          </table:table-cell>
          <table:table-cell office:value-type="string" table:style-name="ce1">
            <text:p>Libya</text:p>
          </table:table-cell>
          <table:table-cell office:value-type="float" office:value="8407" table:style-name="ce2">
            <text:p>8407</text:p>
          </table:table-cell>
          <table:table-cell table:style-name="ce1"/>
          <table:table-cell office:value-type="string" table:style-name="ce1">
            <text:p>15.0999979,32.3799731</text:p>
          </table:table-cell>
          <table:table-cell table:style-name="ce1"/>
          <table:table-cell office:value-type="string" office:string-value="{'type': 'Feature', 'properties': {'name':'Misurata','quantity':8407}, 'geometry': { 'type': 'Point', 'coordinates': [15.0999979,32.3799731] }}" table:formula="of:=CONCATENATE(&quot;{'type': 'Feature', 'properties': {'name':'&quot;;[.B49];&quot;','quantity':&quot;;[.D49];&quot;}, 'geometry': { 'type': 'Point', 'coordinates': [&quot;;[.F49];&quot;] }}&quot;)" table:style-name="ce1">
            <text:p>{'type': 'Feature', 'properties': {'name':'Misurata','quantity':8407}, 'geometry': { 'type': 'Point', 'coordinates': [15.0999979,32.3799731] }}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orfolk</text:p>
          </table:table-cell>
          <table:table-cell office:value-type="string" table:style-name="ce1">
            <text:p>United States of America</text:p>
          </table:table-cell>
          <table:table-cell office:value-type="float" office:value="8354" table:style-name="ce2">
            <text:p>8354</text:p>
          </table:table-cell>
          <table:table-cell table:style-name="ce1"/>
          <table:table-cell office:value-type="string" table:style-name="ce1">
            <text:p>-76.1960,37.0127</text:p>
          </table:table-cell>
          <table:table-cell table:style-name="ce1"/>
          <table:table-cell office:value-type="string" office:string-value="{'type': 'Feature', 'properties': {'name':'Norfolk','quantity':8354}, 'geometry': { 'type': 'Point', 'coordinates': [-76.1960,37.0127] }}" table:formula="of:=CONCATENATE(&quot;{'type': 'Feature', 'properties': {'name':'&quot;;[.B50];&quot;','quantity':&quot;;[.D50];&quot;}, 'geometry': { 'type': 'Point', 'coordinates': [&quot;;[.F50];&quot;] }}&quot;)" table:style-name="ce1">
            <text:p>{'type': 'Feature', 'properties': {'name':'Norfolk','quantity':8354}, 'geometry': { 'type': 'Point', 'coordinates': [-76.1960,37.0127] }}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Livorno</text:p>
          </table:table-cell>
          <table:table-cell office:value-type="string" table:style-name="ce1">
            <text:p>Italy</text:p>
          </table:table-cell>
          <table:table-cell office:value-type="float" office:value="8340" table:style-name="ce2">
            <text:p>8340</text:p>
          </table:table-cell>
          <table:table-cell table:style-name="ce1"/>
          <table:table-cell office:value-type="string" table:style-name="ce1">
            <text:p>10.3073,43.5457</text:p>
          </table:table-cell>
          <table:table-cell table:style-name="ce1"/>
          <table:table-cell office:value-type="string" office:string-value="{'type': 'Feature', 'properties': {'name':'Livorno','quantity':8340}, 'geometry': { 'type': 'Point', 'coordinates': [10.3073,43.5457] }}" table:formula="of:=CONCATENATE(&quot;{'type': 'Feature', 'properties': {'name':'&quot;;[.B51];&quot;','quantity':&quot;;[.D51];&quot;}, 'geometry': { 'type': 'Point', 'coordinates': [&quot;;[.F51];&quot;] }}&quot;)" table:style-name="ce1">
            <text:p>{'type': 'Feature', 'properties': {'name':'Livorno','quantity':8340}, 'geometry': { 'type': 'Point', 'coordinates': [10.3073,43.5457] }}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Durban</text:p>
          </table:table-cell>
          <table:table-cell office:value-type="string" table:style-name="ce1">
            <text:p>South Africa</text:p>
          </table:table-cell>
          <table:table-cell office:value-type="float" office:value="8313" table:style-name="ce2">
            <text:p>8313</text:p>
          </table:table-cell>
          <table:table-cell table:style-name="ce1"/>
          <table:table-cell office:value-type="string" table:style-name="ce1">
            <text:p>39.2663959,-6.7980667</text:p>
          </table:table-cell>
          <table:table-cell table:style-name="ce1"/>
          <table:table-cell office:value-type="string" office:string-value="{'type': 'Feature', 'properties': {'name':'Durban','quantity':8313}, 'geometry': { 'type': 'Point', 'coordinates': [39.2663959,-6.7980667] }}" table:formula="of:=CONCATENATE(&quot;{'type': 'Feature', 'properties': {'name':'&quot;;[.B52];&quot;','quantity':&quot;;[.D52];&quot;}, 'geometry': { 'type': 'Point', 'coordinates': [&quot;;[.F52];&quot;] }}&quot;)" table:style-name="ce1">
            <text:p>{'type': 'Feature', 'properties': {'name':'Durban','quantity':8313}, 'geometry': { 'type': 'Point', 'coordinates': [39.2663959,-6.7980667] }}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Lagos</text:p>
          </table:table-cell>
          <table:table-cell office:value-type="string" table:style-name="ce1">
            <text:p>Nigeria</text:p>
          </table:table-cell>
          <table:table-cell office:value-type="float" office:value="8100" table:style-name="ce2">
            <text:p>8100</text:p>
          </table:table-cell>
          <table:table-cell table:style-name="ce1"/>
          <table:table-cell office:value-type="string" table:style-name="ce1">
            <text:p>3.38958521,6.44520751</text:p>
          </table:table-cell>
          <table:table-cell table:style-name="ce1"/>
          <table:table-cell office:value-type="string" office:string-value="{'type': 'Feature', 'properties': {'name':'Lagos','quantity':8100}, 'geometry': { 'type': 'Point', 'coordinates': [3.38958521,6.44520751] }}" table:formula="of:=CONCATENATE(&quot;{'type': 'Feature', 'properties': {'name':'&quot;;[.B53];&quot;','quantity':&quot;;[.D53];&quot;}, 'geometry': { 'type': 'Point', 'coordinates': [&quot;;[.F53];&quot;] }}&quot;)" table:style-name="ce1">
            <text:p>{'type': 'Feature', 'properties': {'name':'Lagos','quantity':8100}, 'geometry': { 'type': 'Point', 'coordinates': [3.38958521,6.44520751] }}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assawa</text:p>
          </table:table-cell>
          <table:table-cell office:value-type="string" table:style-name="ce1">
            <text:p>Eritrea</text:p>
          </table:table-cell>
          <table:table-cell office:value-type="float" office:value="7768" table:style-name="ce2">
            <text:p>7768</text:p>
          </table:table-cell>
          <table:table-cell table:style-name="ce1"/>
          <table:table-cell office:value-type="string" table:style-name="ce1">
            <text:p>38.698058,9.0352562</text:p>
          </table:table-cell>
          <table:table-cell table:style-name="ce1"/>
          <table:table-cell office:value-type="string" office:string-value="{'type': 'Feature', 'properties': {'name':'Massawa','quantity':7768}, 'geometry': { 'type': 'Point', 'coordinates': [38.698058,9.0352562] }}" table:formula="of:=CONCATENATE(&quot;{'type': 'Feature', 'properties': {'name':'&quot;;[.B54];&quot;','quantity':&quot;;[.D54];&quot;}, 'geometry': { 'type': 'Point', 'coordinates': [&quot;;[.F54];&quot;] }}&quot;)" table:style-name="ce1">
            <text:p>{'type': 'Feature', 'properties': {'name':'Massawa','quantity':7768}, 'geometry': { 'type': 'Point', 'coordinates': [38.698058,9.0352562] }}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Fos-sur-Mer</text:p>
          </table:table-cell>
          <table:table-cell office:value-type="string" table:style-name="ce1">
            <text:p>France</text:p>
          </table:table-cell>
          <table:table-cell office:value-type="float" office:value="7595" table:style-name="ce2">
            <text:p>7595</text:p>
          </table:table-cell>
          <table:table-cell table:style-name="ce1"/>
          <table:table-cell office:value-type="string" table:style-name="ce1">
            <text:p>4.945595,43.4380714</text:p>
          </table:table-cell>
          <table:table-cell table:style-name="ce1"/>
          <table:table-cell office:value-type="string" office:string-value="{'type': 'Feature', 'properties': {'name':'Fos-sur-Mer','quantity':7595}, 'geometry': { 'type': 'Point', 'coordinates': [4.945595,43.4380714] }}" table:formula="of:=CONCATENATE(&quot;{'type': 'Feature', 'properties': {'name':'&quot;;[.B55];&quot;','quantity':&quot;;[.D55];&quot;}, 'geometry': { 'type': 'Point', 'coordinates': [&quot;;[.F55];&quot;] }}&quot;)" table:style-name="ce1">
            <text:p>{'type': 'Feature', 'properties': {'name':'Fos-sur-Mer','quantity':7595}, 'geometry': { 'type': 'Point', 'coordinates': [4.945595,43.4380714] }}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Veracruz</text:p>
          </table:table-cell>
          <table:table-cell office:value-type="string" table:style-name="ce1">
            <text:p>Mexico</text:p>
          </table:table-cell>
          <table:table-cell office:value-type="float" office:value="7263" table:style-name="ce2">
            <text:p>7263</text:p>
          </table:table-cell>
          <table:table-cell table:style-name="ce1"/>
          <table:table-cell office:value-type="string" table:style-name="ce1">
            <text:p>-96.1242,19.2105</text:p>
          </table:table-cell>
          <table:table-cell table:style-name="ce1"/>
          <table:table-cell office:value-type="string" office:string-value="{'type': 'Feature', 'properties': {'name':'Veracruz','quantity':7263}, 'geometry': { 'type': 'Point', 'coordinates': [-96.1242,19.2105] }}" table:formula="of:=CONCATENATE(&quot;{'type': 'Feature', 'properties': {'name':'&quot;;[.B56];&quot;','quantity':&quot;;[.D56];&quot;}, 'geometry': { 'type': 'Point', 'coordinates': [&quot;;[.F56];&quot;] }}&quot;)" table:style-name="ce1">
            <text:p>{'type': 'Feature', 'properties': {'name':'Veracruz','quantity':7263}, 'geometry': { 'type': 'Point', 'coordinates': [-96.1242,19.2105] }}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Indonesia</text:p>
          </table:table-cell>
          <table:table-cell office:value-type="float" office:value="7257" table:style-name="ce2">
            <text:p>7257</text:p>
          </table:table-cell>
          <table:table-cell table:style-name="ce1"/>
          <table:table-cell office:value-type="string" table:style-name="ce1">
            <text:p>106.827143,-6.1753167</text:p>
          </table:table-cell>
          <table:table-cell table:style-name="ce1"/>
          <table:table-cell office:value-type="string" office:string-value="{'type': 'Feature', 'properties': {'name':'Jakarta','quantity':7257}, 'geometry': { 'type': 'Point', 'coordinates': [106.827143,-6.1753167] }}" table:formula="of:=CONCATENATE(&quot;{'type': 'Feature', 'properties': {'name':'&quot;;[.B57];&quot;','quantity':&quot;;[.D57];&quot;}, 'geometry': { 'type': 'Point', 'coordinates': [&quot;;[.F57];&quot;] }}&quot;)" table:style-name="ce1">
            <text:p>{'type': 'Feature', 'properties': {'name':'Jakarta','quantity':7257}, 'geometry': { 'type': 'Point', 'coordinates': [106.827143,-6.1753167] }}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Oakland<text:s/></text:p>
          </table:table-cell>
          <table:table-cell office:value-type="string" table:style-name="ce1">
            <text:p>United States of America</text:p>
          </table:table-cell>
          <table:table-cell office:value-type="float" office:value="7208" table:style-name="ce2">
            <text:p>7208</text:p>
          </table:table-cell>
          <table:table-cell table:style-name="ce1"/>
          <table:table-cell office:value-type="string" table:style-name="ce1">
            <text:p>-122.2703,37.8037</text:p>
          </table:table-cell>
          <table:table-cell table:style-name="ce1"/>
          <table:table-cell office:value-type="string" office:string-value="{'type': 'Feature', 'properties': {'name':'Oakland ','quantity':7208}, 'geometry': { 'type': 'Point', 'coordinates': [-122.2703,37.8037] }}" table:formula="of:=CONCATENATE(&quot;{'type': 'Feature', 'properties': {'name':'&quot;;[.B58];&quot;','quantity':&quot;;[.D58];&quot;}, 'geometry': { 'type': 'Point', 'coordinates': [&quot;;[.F58];&quot;] }}&quot;)" table:style-name="ce1">
            <text:p>{'type': 'Feature', 'properties': {'name':'Oakland ','quantity':7208}, 'geometry': { 'type': 'Point', 'coordinates': [-122.2703,37.8037] }}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Tokyo</text:p>
          </table:table-cell>
          <table:table-cell office:value-type="string" table:style-name="ce1">
            <text:p>Japan</text:p>
          </table:table-cell>
          <table:table-cell office:value-type="float" office:value="7193" table:style-name="ce2">
            <text:p>7193</text:p>
          </table:table-cell>
          <table:table-cell table:style-name="ce1"/>
          <table:table-cell office:value-type="string" table:style-name="ce1">
            <text:p>139.7685224,35.6800712</text:p>
          </table:table-cell>
          <table:table-cell table:style-name="ce1"/>
          <table:table-cell office:value-type="string" office:string-value="{'type': 'Feature', 'properties': {'name':'Tokyo','quantity':7193}, 'geometry': { 'type': 'Point', 'coordinates': [139.7685224,35.6800712] }}" table:formula="of:=CONCATENATE(&quot;{'type': 'Feature', 'properties': {'name':'&quot;;[.B59];&quot;','quantity':&quot;;[.D59];&quot;}, 'geometry': { 'type': 'Point', 'coordinates': [&quot;;[.F59];&quot;] }}&quot;)" table:style-name="ce1">
            <text:p>{'type': 'Feature', 'properties': {'name':'Tokyo','quantity':7193}, 'geometry': { 'type': 'Point', 'coordinates': [139.7685224,35.6800712] }}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Buenos Aires</text:p>
          </table:table-cell>
          <table:table-cell office:value-type="string" table:style-name="ce1">
            <text:p>Argentina</text:p>
          </table:table-cell>
          <table:table-cell office:value-type="float" office:value="7129" table:style-name="ce2">
            <text:p>7129</text:p>
          </table:table-cell>
          <table:table-cell table:style-name="ce1"/>
          <table:table-cell office:value-type="string" table:style-name="ce1">
            <text:p>-58.44598,-34.61287</text:p>
          </table:table-cell>
          <table:table-cell table:style-name="ce1"/>
          <table:table-cell office:value-type="string" office:string-value="{'type': 'Feature', 'properties': {'name':'Buenos Aires','quantity':7129}, 'geometry': { 'type': 'Point', 'coordinates': [-58.44598,-34.61287] }}" table:formula="of:=CONCATENATE(&quot;{'type': 'Feature', 'properties': {'name':'&quot;;[.B60];&quot;','quantity':&quot;;[.D60];&quot;}, 'geometry': { 'type': 'Point', 'coordinates': [&quot;;[.F60];&quot;] }}&quot;)" table:style-name="ce1">
            <text:p>{'type': 'Feature', 'properties': {'name':'Buenos Aires','quantity':7129}, 'geometry': { 'type': 'Point', 'coordinates': [-58.44598,-34.61287] }}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Damman</text:p>
          </table:table-cell>
          <table:table-cell office:value-type="string" table:style-name="ce1">
            <text:p>Saudi Arabia</text:p>
          </table:table-cell>
          <table:table-cell office:value-type="float" office:value="6782" table:style-name="ce2">
            <text:p>6782</text:p>
          </table:table-cell>
          <table:table-cell table:style-name="ce1"/>
          <table:table-cell office:value-type="string" table:style-name="ce1">
            <text:p>50.1571,26.4740</text:p>
          </table:table-cell>
          <table:table-cell table:style-name="ce1"/>
          <table:table-cell office:value-type="string" office:string-value="{'type': 'Feature', 'properties': {'name':'Damman','quantity':6782}, 'geometry': { 'type': 'Point', 'coordinates': [50.1571,26.4740] }}" table:formula="of:=CONCATENATE(&quot;{'type': 'Feature', 'properties': {'name':'&quot;;[.B61];&quot;','quantity':&quot;;[.D61];&quot;}, 'geometry': { 'type': 'Point', 'coordinates': [&quot;;[.F61];&quot;] }}&quot;)" table:style-name="ce1">
            <text:p>{'type': 'Feature', 'properties': {'name':'Damman','quantity':6782}, 'geometry': { 'type': 'Point', 'coordinates': [50.1571,26.4740] }}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Tema</text:p>
          </table:table-cell>
          <table:table-cell office:value-type="string" table:style-name="ce1">
            <text:p>Ghana</text:p>
          </table:table-cell>
          <table:table-cell office:value-type="float" office:value="6729" table:style-name="ce2">
            <text:p>6729</text:p>
          </table:table-cell>
          <table:table-cell table:style-name="ce1"/>
          <table:table-cell office:value-type="string" table:style-name="ce1">
            <text:p>-16.591701,13.4538764</text:p>
          </table:table-cell>
          <table:table-cell table:style-name="ce1"/>
          <table:table-cell office:value-type="string" office:string-value="{'type': 'Feature', 'properties': {'name':'Tema','quantity':6729}, 'geometry': { 'type': 'Point', 'coordinates': [-16.591701,13.4538764] }}" table:formula="of:=CONCATENATE(&quot;{'type': 'Feature', 'properties': {'name':'&quot;;[.B62];&quot;','quantity':&quot;;[.D62];&quot;}, 'geometry': { 'type': 'Point', 'coordinates': [&quot;;[.F62];&quot;] }}&quot;)" table:style-name="ce1">
            <text:p>{'type': 'Feature', 'properties': {'name':'Tema','quantity':6729}, 'geometry': { 'type': 'Point', 'coordinates': [-16.591701,13.4538764] }}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Karachi</text:p>
          </table:table-cell>
          <table:table-cell office:value-type="string" table:style-name="ce1">
            <text:p>Pakistan</text:p>
          </table:table-cell>
          <table:table-cell office:value-type="float" office:value="6707" table:style-name="ce2">
            <text:p>6707</text:p>
          </table:table-cell>
          <table:table-cell table:style-name="ce1"/>
          <table:table-cell office:value-type="string" table:style-name="ce1">
            <text:p>67.031789,24.8741557</text:p>
          </table:table-cell>
          <table:table-cell table:style-name="ce1"/>
          <table:table-cell office:value-type="string" office:string-value="{'type': 'Feature', 'properties': {'name':'Karachi','quantity':6707}, 'geometry': { 'type': 'Point', 'coordinates': [67.031789,24.8741557] }}" table:formula="of:=CONCATENATE(&quot;{'type': 'Feature', 'properties': {'name':'&quot;;[.B63];&quot;','quantity':&quot;;[.D63];&quot;}, 'geometry': { 'type': 'Point', 'coordinates': [&quot;;[.F63];&quot;] }}&quot;)" table:style-name="ce1">
            <text:p>{'type': 'Feature', 'properties': {'name':'Karachi','quantity':6707}, 'geometry': { 'type': 'Point', 'coordinates': [67.031789,24.8741557] }}</text:p>
          </table:table-cell>
          <table:table-cell table:number-columns-repeated="16376"/>
        </table:table-row>
        <table:table-row table:number-rows-repeated="1048513" table:style-name="ro1">
          <table:table-cell table:number-columns-repeated="16384"/>
        </table:table-row>
        <table:named-expressions>
          <table:named-range table:name="Connessione2" table:cell-range-address="TEU.$A$1:TEU.$D$63" table:base-cell-address="TEU.$A$1"/>
          <table:named-range table:name="data__50_." table:cell-range-address="TEU.$A$1:TEU.$D$63" table:base-cell-address="TEU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tefano Sabatini</meta:initial-creator>
    <dc:creator>Stefano Sabatini</dc:creator>
    <meta:creation-date>2014-01-30T10:52:27Z</meta:creation-date>
    <dc:date>2014-01-30T12:06:11Z</dc:date>
  </office:meta>
</office:document-meta>
</file>